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0.6752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7181in"/>
    </style:style>
    <style:style style:name="co8" style:family="table-column">
      <style:table-column-properties fo:break-before="auto" style:column-width="0.9217in"/>
    </style:style>
    <style:style style:name="co9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6" style:family="table-cell" style:parent-style-name="Default" style:data-style-name="N4"/>
    <style:style style:name="ce1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</style:style>
    <style:style style:name="ce18" style:family="table-cell" style:parent-style-name="Default" style:data-style-name="N2"/>
    <style:style style:name="ce21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no-wrap"/>
    </style:style>
    <style:style style:name="ce6" style:family="table-cell" style:parent-style-name="Default" style:data-style-name="N0"/>
    <style:style style:name="ce7" style:family="table-cell" style:parent-style-name="Default" style:data-style-name="N3"/>
    <style:style style:name="ce9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/>
    <style:style style:name="ce11" style:family="table-cell" style:parent-style-name="Default" style:data-style-name="N4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RAM_Analyze_onl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8"/>
        <table:table-column table:style-name="co3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Calculation</text:p>
          </table:table-cell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80000000000" calcext:value-type="float">
            <text:p>80,000,000,000.00</text:p>
          </table:table-cell>
          <table:table-cell table:style-name="ce16" table:formula="of:=([.E4]*8)/1000000" office:value-type="float" office:value="640000" calcext:value-type="float">
            <text:p>640,000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239820030000" calcext:value-type="float">
            <text:p>239,820,030,000.00</text:p>
          </table:table-cell>
          <table:table-cell table:style-name="ce16" table:formula="of:=([.E5]*8)/1000000" office:value-type="float" office:value="1918560.24" calcext:value-type="float">
            <text:p>1,918,560.24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n*nodes*(edges*1.5)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63599.606" calcext:value-type="float">
            <text:p>63599.61</text:p>
          </table:table-cell>
          <table:table-cell table:formula="of:=([.F4]+[.F5])/[.B10]" office:value-type="float" office:value="40.2291838097236" calcext:value-type="float">
            <text:p>40.23</text:p>
          </table:table-cell>
          <table:table-cell office:value-type="float" office:value="25.346974" calcext:value-type="float">
            <text:p>25.3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59717.8735" calcext:value-type="float">
            <text:p>59717.87</text:p>
          </table:table-cell>
          <table:table-cell table:formula="of:=([.F4]+[.F5])/[.B11]" office:value-type="float" office:value="42.84412839985" calcext:value-type="float">
            <text:p>42.84</text:p>
          </table:table-cell>
          <table:table-cell office:value-type="float" office:value="26.224467" calcext:value-type="float">
            <text:p>26.22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55935.536" calcext:value-type="float">
            <text:p>55935.54</text:p>
          </table:table-cell>
          <table:table-cell table:formula="of:=([.F4]+[.F5])/[.B12]" office:value-type="float" office:value="45.7412304049433" calcext:value-type="float">
            <text:p>45.74</text:p>
          </table:table-cell>
          <table:table-cell office:value-type="float" office:value="26.695213" calcext:value-type="float">
            <text:p>26.70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52177.3675" calcext:value-type="float">
            <text:p>52177.37</text:p>
          </table:table-cell>
          <table:table-cell table:formula="of:=([.F4]+[.F5])/[.B13]" office:value-type="float" office:value="49.0358245842894" calcext:value-type="float">
            <text:p>49.04</text:p>
          </table:table-cell>
          <table:table-cell office:value-type="float" office:value="27.590932" calcext:value-type="float">
            <text:p>27.59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47839.0115" calcext:value-type="float">
            <text:p>47839.01</text:p>
          </table:table-cell>
          <table:table-cell table:formula="of:=([.F4]+[.F5])/[.B14]" office:value-type="float" office:value="53.4827154612089" calcext:value-type="float">
            <text:p>53.48</text:p>
          </table:table-cell>
          <table:table-cell office:value-type="float" office:value="28.424609" calcext:value-type="float">
            <text:p>28.42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44094.7" calcext:value-type="float">
            <text:p>44094.70</text:p>
          </table:table-cell>
          <table:table-cell table:formula="of:=([.F4]+[.F5])/[.B15]" office:value-type="float" office:value="58.0242124336939" calcext:value-type="float">
            <text:p>58.02</text:p>
          </table:table-cell>
          <table:table-cell office:value-type="float" office:value="30.282863" calcext:value-type="float">
            <text:p>30.28</text:p>
          </table:table-cell>
          <table:table-cell table:number-columns-repeated="8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float" office:value="39483.3875" calcext:value-type="float">
            <text:p>39483.39</text:p>
          </table:table-cell>
          <table:table-cell table:formula="of:=([.F4]+[.F5])/[.B16]" office:value-type="float" office:value="64.8009302646588" calcext:value-type="float">
            <text:p>64.80</text:p>
          </table:table-cell>
          <table:table-cell office:value-type="float" office:value="31.425037" calcext:value-type="float">
            <text:p>31.4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2255.3" calcext:value-type="float">
            <text:p>12255.3</text:p>
          </table:table-cell>
          <table:table-cell office:value-type="float" office:value="12656.2" calcext:value-type="float">
            <text:p>12656.2</text:p>
          </table:table-cell>
          <table:table-cell office:value-type="float" office:value="13358.3" calcext:value-type="float">
            <text:p>13358.3</text:p>
          </table:table-cell>
          <table:table-cell office:value-type="float" office:value="13306.5" calcext:value-type="float">
            <text:p>13306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.664498" calcext:value-type="float">
            <text:p>121.6644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float" office:value="35796.483" calcext:value-type="float">
            <text:p>35796.48</text:p>
          </table:table-cell>
          <table:table-cell table:formula="of:=([.F4]+[.F5])/[.B17]" office:value-type="float" office:value="71.475184866625" calcext:value-type="float">
            <text:p>71.48</text:p>
          </table:table-cell>
          <table:table-cell office:value-type="float" office:value="34.174107" calcext:value-type="float">
            <text:p>34.17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3792.2" calcext:value-type="float">
            <text:p>23792.2</text:p>
          </table:table-cell>
          <table:table-cell office:value-type="float" office:value="24571.9" calcext:value-type="float">
            <text:p>24571.9</text:p>
          </table:table-cell>
          <table:table-cell office:value-type="float" office:value="25815.9" calcext:value-type="float">
            <text:p>25815.9</text:p>
          </table:table-cell>
          <table:table-cell office:value-type="float" office:value="25742.2" calcext:value-type="float">
            <text:p>2574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.471152" calcext:value-type="float">
            <text:p>62.4711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float" office:value="31454.2645" calcext:value-type="float">
            <text:p>31454.26</text:p>
          </table:table-cell>
          <table:table-cell table:formula="of:=([.F4]+[.F5])/[.B18]" office:value-type="float" office:value="81.3422370756754" calcext:value-type="float">
            <text:p>81.34</text:p>
          </table:table-cell>
          <table:table-cell office:value-type="float" office:value="40.103049" calcext:value-type="float">
            <text:p>40.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34637.4" calcext:value-type="float">
            <text:p>34637.4</text:p>
          </table:table-cell>
          <table:table-cell office:value-type="float" office:value="35693.5" calcext:value-type="float">
            <text:p>35693.5</text:p>
          </table:table-cell>
          <table:table-cell office:value-type="float" office:value="37719.3" calcext:value-type="float">
            <text:p>37719.3</text:p>
          </table:table-cell>
          <table:table-cell office:value-type="float" office:value="37484.1" calcext:value-type="float">
            <text:p>37484.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2.580493" calcext:value-type="float">
            <text:p>42.5804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27021.0415" calcext:value-type="float">
            <text:p>27021.04</text:p>
          </table:table-cell>
          <table:table-cell table:formula="of:=([.F4]+[.F5])/[.B19]" office:value-type="float" office:value="94.6876988438806" calcext:value-type="float">
            <text:p>94.69</text:p>
          </table:table-cell>
          <table:table-cell office:value-type="float" office:value="43.692208" calcext:value-type="float">
            <text:p>43.6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45202.7" calcext:value-type="float">
            <text:p>45202.7</text:p>
          </table:table-cell>
          <table:table-cell office:value-type="float" office:value="46197.2" calcext:value-type="float">
            <text:p>46197.2</text:p>
          </table:table-cell>
          <table:table-cell office:value-type="float" office:value="48772.6" calcext:value-type="float">
            <text:p>48772.6</text:p>
          </table:table-cell>
          <table:table-cell office:value-type="float" office:value="48609.7" calcext:value-type="float">
            <text:p>48609.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.5764" calcext:value-type="float">
            <text:p>32.57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22910.984" calcext:value-type="float">
            <text:p>22910.98</text:p>
          </table:table-cell>
          <table:table-cell table:formula="of:=([.F4]+[.F5])/[.B20]" office:value-type="float" office:value="111.673956910799" calcext:value-type="float">
            <text:p>111.67</text:p>
          </table:table-cell>
          <table:table-cell office:value-type="float" office:value="50.01255" calcext:value-type="float">
            <text:p>50.0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52089.8" calcext:value-type="float">
            <text:p>52089.8</text:p>
          </table:table-cell>
          <table:table-cell office:value-type="float" office:value="52832.9" calcext:value-type="float">
            <text:p>52832.9</text:p>
          </table:table-cell>
          <table:table-cell office:value-type="float" office:value="57922" calcext:value-type="float">
            <text:p>57922</text:p>
          </table:table-cell>
          <table:table-cell office:value-type="float" office:value="58043.9" calcext:value-type="float">
            <text:p>58043.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.249728" calcext:value-type="float">
            <text:p>26.2497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18354.5185" calcext:value-type="float">
            <text:p>18354.52</text:p>
          </table:table-cell>
          <table:table-cell table:formula="of:=([.F4]+[.F5])/[.B21]" office:value-type="float" office:value="139.396750723807" calcext:value-type="float">
            <text:p>139.40</text:p>
          </table:table-cell>
          <table:table-cell office:value-type="float" office:value="61.004739" calcext:value-type="float">
            <text:p>61.00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5372.6" calcext:value-type="float">
            <text:p>55372.6</text:p>
          </table:table-cell>
          <table:table-cell office:value-type="float" office:value="56067.5" calcext:value-type="float">
            <text:p>56067.5</text:p>
          </table:table-cell>
          <table:table-cell office:value-type="float" office:value="62379.7" calcext:value-type="float">
            <text:p>62379.7</text:p>
          </table:table-cell>
          <table:table-cell office:value-type="float" office:value="62511.4" calcext:value-type="float">
            <text:p>62511.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.270504" calcext:value-type="float">
            <text:p>22.2705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float" office:value="13744.8665" calcext:value-type="float">
            <text:p>13744.87</text:p>
          </table:table-cell>
          <table:table-cell table:formula="of:=([.F4]+[.F5])/[.B22]" office:value-type="float" office:value="186.146605352624" calcext:value-type="float">
            <text:p>186.15</text:p>
          </table:table-cell>
          <table:table-cell office:value-type="float" office:value="78.685509" calcext:value-type="float">
            <text:p>78.6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56527" calcext:value-type="float">
            <text:p>56527</text:p>
          </table:table-cell>
          <table:table-cell office:value-type="float" office:value="57012.5" calcext:value-type="float">
            <text:p>57012.5</text:p>
          </table:table-cell>
          <table:table-cell office:value-type="float" office:value="64620.5" calcext:value-type="float">
            <text:p>64620.5</text:p>
          </table:table-cell>
          <table:table-cell office:value-type="float" office:value="64575.4" calcext:value-type="float">
            <text:p>64575.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.418105" calcext:value-type="float">
            <text:p>19.4181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9275.997" calcext:value-type="float">
            <text:p>9276.00</text:p>
          </table:table-cell>
          <table:table-cell table:formula="of:=([.F4]+[.F5])/[.B23]" office:value-type="float" office:value="275.825902056674" calcext:value-type="float">
            <text:p>275.83</text:p>
          </table:table-cell>
          <table:table-cell office:value-type="float" office:value="113.362786" calcext:value-type="float">
            <text:p>113.3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9893.5" calcext:value-type="float">
            <text:p>59893.5</text:p>
          </table:table-cell>
          <table:table-cell office:value-type="float" office:value="60213.8" calcext:value-type="float">
            <text:p>60213.8</text:p>
          </table:table-cell>
          <table:table-cell office:value-type="float" office:value="68081.1" calcext:value-type="float">
            <text:p>68081.1</text:p>
          </table:table-cell>
          <table:table-cell office:value-type="float" office:value="68125.3" calcext:value-type="float">
            <text:p>68125.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.636347" calcext:value-type="float">
            <text:p>17.6363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4610.8665" calcext:value-type="float">
            <text:p>4610.87</text:p>
          </table:table-cell>
          <table:table-cell table:formula="of:=([.F4]+[.F5])/[.B24]" office:value-type="float" office:value="554.897922115073" calcext:value-type="float">
            <text:p>554.90</text:p>
          </table:table-cell>
          <table:table-cell office:value-type="float" office:value="207.541413" calcext:value-type="float">
            <text:p>207.5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62237.5" calcext:value-type="float">
            <text:p>62237.5</text:p>
          </table:table-cell>
          <table:table-cell office:value-type="float" office:value="62463.5" calcext:value-type="float">
            <text:p>62463.5</text:p>
          </table:table-cell>
          <table:table-cell office:value-type="float" office:value="70819.3" calcext:value-type="float">
            <text:p>70819.3</text:p>
          </table:table-cell>
          <table:table-cell office:value-type="float" office:value="70865.7" calcext:value-type="float">
            <text:p>70865.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.957231" calcext:value-type="float">
            <text:p>15.957231</text:p>
          </table:table-cell>
        </table:table-row>
        <table:table-row table:style-name="ro1">
          <table:table-cell/>
          <table:table-cell table:style-name="ce18"/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63772.9" calcext:value-type="float">
            <text:p>63772.9</text:p>
          </table:table-cell>
          <table:table-cell office:value-type="float" office:value="64138.6" calcext:value-type="float">
            <text:p>64138.6</text:p>
          </table:table-cell>
          <table:table-cell office:value-type="float" office:value="72703.1" calcext:value-type="float">
            <text:p>72703.1</text:p>
          </table:table-cell>
          <table:table-cell office:value-type="float" office:value="72683.2" calcext:value-type="float">
            <text:p>72683.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.607838" calcext:value-type="float">
            <text:p>14.607838</text:p>
          </table:table-cell>
        </table:table-row>
        <table:table-row table:style-name="ro1">
          <table:table-cell office:value-type="string" calcext:value-type="string">
            <text:p>Calculation For analyze</text:p>
          </table:table-cell>
          <table:table-cell/>
          <table:table-cell table:style-name="Default" table:number-columns-repeated="2"/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64766.9" calcext:value-type="float">
            <text:p>64766.9</text:p>
          </table:table-cell>
          <table:table-cell office:value-type="float" office:value="64963.8" calcext:value-type="float">
            <text:p>64963.8</text:p>
          </table:table-cell>
          <table:table-cell office:value-type="float" office:value="73606.3" calcext:value-type="float">
            <text:p>73606.3</text:p>
          </table:table-cell>
          <table:table-cell office:value-type="float" office:value="73707.7" calcext:value-type="float">
            <text:p>73707.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.442421" calcext:value-type="float">
            <text:p>13.442421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65396.8" calcext:value-type="float">
            <text:p>65396.8</text:p>
          </table:table-cell>
          <table:table-cell office:value-type="float" office:value="65589.8" calcext:value-type="float">
            <text:p>65589.8</text:p>
          </table:table-cell>
          <table:table-cell office:value-type="float" office:value="74092.9" calcext:value-type="float">
            <text:p>74092.9</text:p>
          </table:table-cell>
          <table:table-cell office:value-type="float" office:value="74138.1" calcext:value-type="float">
            <text:p>74138.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.530874" calcext:value-type="float">
            <text:p>12.53087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([.B28]*[.C28]*8)/1000000" office:value-type="float" office:value="160" calcext:value-type="float">
            <text:p>160</text:p>
          </table:table-cell>
          <table:table-cell table:style-name="ce6" office:value-type="float" office:value="5000" calcext:value-type="float">
            <text:p>5000</text:p>
          </table:table-cell>
          <table:table-cell table:style-name="ce7" table:formula="of:=[.D28]*[.E28]" office:value-type="float" office:value="800000" calcext:value-type="float">
            <text:p>800,00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66093.7" calcext:value-type="float">
            <text:p>66093.7</text:p>
          </table:table-cell>
          <table:table-cell office:value-type="float" office:value="66329.5" calcext:value-type="float">
            <text:p>66329.5</text:p>
          </table:table-cell>
          <table:table-cell office:value-type="float" office:value="74673.3" calcext:value-type="float">
            <text:p>74673.3</text:p>
          </table:table-cell>
          <table:table-cell office:value-type="float" office:value="74747.6" calcext:value-type="float">
            <text:p>74747.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.989188" calcext:value-type="float">
            <text:p>11.989188</text:p>
          </table:table-cell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66283" calcext:value-type="float">
            <text:p>66283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74675.5" calcext:value-type="float">
            <text:p>74675.5</text:p>
          </table:table-cell>
          <table:table-cell office:value-type="float" office:value="74750.3" calcext:value-type="float">
            <text:p>74750.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.171952" calcext:value-type="float">
            <text:p>11.171952</text:p>
          </table:table-cell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66351.8" calcext:value-type="float">
            <text:p>66351.8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74525.1" calcext:value-type="float">
            <text:p>74525.1</text:p>
          </table:table-cell>
          <table:table-cell office:value-type="float" office:value="74659.4" calcext:value-type="float">
            <text:p>74659.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.272031" calcext:value-type="float">
            <text:p>10.272031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/>
          <table:table-cell table:style-name="Default"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66332.1" calcext:value-type="float">
            <text:p>66332.1</text:p>
          </table:table-cell>
          <table:table-cell office:value-type="float" office:value="66337.4" calcext:value-type="float">
            <text:p>66337.4</text:p>
          </table:table-cell>
          <table:table-cell office:value-type="float" office:value="74407.2" calcext:value-type="float">
            <text:p>74407.2</text:p>
          </table:table-cell>
          <table:table-cell office:value-type="float" office:value="74529.5" calcext:value-type="float">
            <text:p>74529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.678643" calcext:value-type="float">
            <text:p>9.678643</text:p>
          </table:table-cell>
        </table:table-row>
        <table:table-row table:style-name="ro3">
          <table:table-cell office:value-type="string" calcext:value-type="string">
            <text:p>DRAM-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table:style-name="Default"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59848.6" calcext:value-type="float">
            <text:p>59848.6</text:p>
          </table:table-cell>
          <table:table-cell office:value-type="float" office:value="59486.3" calcext:value-type="float">
            <text:p>59486.3</text:p>
          </table:table-cell>
          <table:table-cell office:value-type="float" office:value="67861.7" calcext:value-type="float">
            <text:p>67861.7</text:p>
          </table:table-cell>
          <table:table-cell office:value-type="float" office:value="67281.6" calcext:value-type="float">
            <text:p>67281.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55.3" calcext:value-type="float">
            <text:p>12255.3</text:p>
          </table:table-cell>
          <table:table-cell table:style-name="ce16"/>
          <table:table-cell table:style-name="ce16" table:formula="of:=[.F28]/[.B33]" office:value-type="float" office:value="65.2778797744649" calcext:value-type="float">
            <text:p>65.28</text:p>
          </table:table-cell>
          <table:table-cell table:style-name="ce18"/>
          <table:table-cell office:value-type="float" office:value="121.664498" calcext:value-type="float">
            <text:p>121.664498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61108.6" calcext:value-type="float">
            <text:p>61108.6</text:p>
          </table:table-cell>
          <table:table-cell office:value-type="float" office:value="62290.7" calcext:value-type="float">
            <text:p>62290.7</text:p>
          </table:table-cell>
          <table:table-cell office:value-type="float" office:value="70381.1" calcext:value-type="float">
            <text:p>70381.1</text:p>
          </table:table-cell>
          <table:table-cell office:value-type="float" office:value="69997.4" calcext:value-type="float">
            <text:p>69997.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92.2" calcext:value-type="float">
            <text:p>23792.2</text:p>
          </table:table-cell>
          <table:table-cell/>
          <table:table-cell table:formula="of:=[.F28]/[.B34]" office:value-type="float" office:value="33.624465160851" calcext:value-type="float">
            <text:p>33.62</text:p>
          </table:table-cell>
          <table:table-cell table:style-name="ce18"/>
          <table:table-cell office:value-type="float" office:value="62.471152" calcext:value-type="float">
            <text:p>62.471152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62925" calcext:value-type="float">
            <text:p>62925</text:p>
          </table:table-cell>
          <table:table-cell office:value-type="float" office:value="62693.4" calcext:value-type="float">
            <text:p>62693.4</text:p>
          </table:table-cell>
          <table:table-cell office:value-type="float" office:value="72056.8" calcext:value-type="float">
            <text:p>72056.8</text:p>
          </table:table-cell>
          <table:table-cell office:value-type="float" office:value="72332.7" calcext:value-type="float">
            <text:p>72332.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637.4" calcext:value-type="float">
            <text:p>34637.4</text:p>
          </table:table-cell>
          <table:table-cell/>
          <table:table-cell table:formula="of:=[.F28]/[.B35]" office:value-type="float" office:value="23.0964217868547" calcext:value-type="float">
            <text:p>23.10</text:p>
          </table:table-cell>
          <table:table-cell table:style-name="ce18"/>
          <table:table-cell office:value-type="float" office:value="42.580493" calcext:value-type="float">
            <text:p>42.580493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64102.5" calcext:value-type="float">
            <text:p>64102.5</text:p>
          </table:table-cell>
          <table:table-cell office:value-type="float" office:value="63997.9" calcext:value-type="float">
            <text:p>63997.9</text:p>
          </table:table-cell>
          <table:table-cell office:value-type="float" office:value="72396.2" calcext:value-type="float">
            <text:p>72396.2</text:p>
          </table:table-cell>
          <table:table-cell office:value-type="float" office:value="72692.1" calcext:value-type="float">
            <text:p>72692.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202.7" calcext:value-type="float">
            <text:p>45202.7</text:p>
          </table:table-cell>
          <table:table-cell/>
          <table:table-cell table:formula="of:=[.F28]/[.B36]" office:value-type="float" office:value="17.6980578593757" calcext:value-type="float">
            <text:p>17.70</text:p>
          </table:table-cell>
          <table:table-cell table:style-name="ce18"/>
          <table:table-cell office:value-type="float" office:value="32.5764" calcext:value-type="float">
            <text:p>32.5764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64149" calcext:value-type="float">
            <text:p>64149</text:p>
          </table:table-cell>
          <table:table-cell office:value-type="float" office:value="64279.9" calcext:value-type="float">
            <text:p>64279.9</text:p>
          </table:table-cell>
          <table:table-cell office:value-type="float" office:value="73590.2" calcext:value-type="float">
            <text:p>73590.2</text:p>
          </table:table-cell>
          <table:table-cell office:value-type="float" office:value="73743.8" calcext:value-type="float">
            <text:p>73743.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089.8" calcext:value-type="float">
            <text:p>52089.8</text:p>
          </table:table-cell>
          <table:table-cell/>
          <table:table-cell table:formula="of:=[.F28]/[.B37]" office:value-type="float" office:value="15.3580931391558" calcext:value-type="float">
            <text:p>15.36</text:p>
          </table:table-cell>
          <table:table-cell table:style-name="ce18"/>
          <table:table-cell office:value-type="float" office:value="26.249728" calcext:value-type="float">
            <text:p>26.249728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64417.5" calcext:value-type="float">
            <text:p>64417.5</text:p>
          </table:table-cell>
          <table:table-cell office:value-type="float" office:value="63036.7" calcext:value-type="float">
            <text:p>63036.7</text:p>
          </table:table-cell>
          <table:table-cell office:value-type="float" office:value="74328.7" calcext:value-type="float">
            <text:p>74328.7</text:p>
          </table:table-cell>
          <table:table-cell office:value-type="float" office:value="73615" calcext:value-type="float">
            <text:p>7361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372.6" calcext:value-type="float">
            <text:p>55372.6</text:p>
          </table:table-cell>
          <table:table-cell/>
          <table:table-cell table:formula="of:=[.F28]/[.B38]" office:value-type="float" office:value="14.4475787663935" calcext:value-type="float">
            <text:p>14.45</text:p>
          </table:table-cell>
          <table:table-cell table:style-name="ce18"/>
          <table:table-cell office:value-type="float" office:value="22.270504" calcext:value-type="float">
            <text:p>22.270504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64560" calcext:value-type="float">
            <text:p>64560</text:p>
          </table:table-cell>
          <table:table-cell office:value-type="float" office:value="64953.7" calcext:value-type="float">
            <text:p>64953.7</text:p>
          </table:table-cell>
          <table:table-cell office:value-type="float" office:value="73896" calcext:value-type="float">
            <text:p>73896</text:p>
          </table:table-cell>
          <table:table-cell office:value-type="float" office:value="74299" calcext:value-type="float">
            <text:p>7429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527" calcext:value-type="float">
            <text:p>56527</text:p>
          </table:table-cell>
          <table:table-cell/>
          <table:table-cell table:formula="of:=[.F28]/[.B39]" office:value-type="float" office:value="14.1525288800042" calcext:value-type="float">
            <text:p>14.15</text:p>
          </table:table-cell>
          <table:table-cell table:style-name="ce18"/>
          <table:table-cell office:value-type="float" office:value="19.418105" calcext:value-type="float">
            <text:p>19.418105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64866.4" calcext:value-type="float">
            <text:p>64866.4</text:p>
          </table:table-cell>
          <table:table-cell office:value-type="float" office:value="64819.4" calcext:value-type="float">
            <text:p>64819.4</text:p>
          </table:table-cell>
          <table:table-cell office:value-type="float" office:value="73798.4" calcext:value-type="float">
            <text:p>73798.4</text:p>
          </table:table-cell>
          <table:table-cell office:value-type="float" office:value="73939.4" calcext:value-type="float">
            <text:p>73939.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893.5" calcext:value-type="float">
            <text:p>59893.5</text:p>
          </table:table-cell>
          <table:table-cell/>
          <table:table-cell table:formula="of:=[.F28]/[.B40]" office:value-type="float" office:value="13.3570420830307" calcext:value-type="float">
            <text:p>13.36</text:p>
          </table:table-cell>
          <table:table-cell table:style-name="ce18"/>
          <table:table-cell office:value-type="float" office:value="17.636347" calcext:value-type="float">
            <text:p>17.636347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65340.7" calcext:value-type="float">
            <text:p>65340.7</text:p>
          </table:table-cell>
          <table:table-cell office:value-type="float" office:value="65146.6" calcext:value-type="float">
            <text:p>65146.6</text:p>
          </table:table-cell>
          <table:table-cell office:value-type="float" office:value="74206.5" calcext:value-type="float">
            <text:p>74206.5</text:p>
          </table:table-cell>
          <table:table-cell office:value-type="float" office:value="74140.9" calcext:value-type="float">
            <text:p>74140.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237.5" calcext:value-type="float">
            <text:p>62237.5</text:p>
          </table:table-cell>
          <table:table-cell/>
          <table:table-cell table:formula="of:=[.F28]/[.B41]" office:value-type="float" office:value="12.8539867443262" calcext:value-type="float">
            <text:p>12.85</text:p>
          </table:table-cell>
          <table:table-cell table:style-name="ce18"/>
          <table:table-cell office:value-type="float" office:value="15.957231" calcext:value-type="float">
            <text:p>15.95723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65541.1" calcext:value-type="float">
            <text:p>65541.1</text:p>
          </table:table-cell>
          <table:table-cell office:value-type="float" office:value="65849.2" calcext:value-type="float">
            <text:p>65849.2</text:p>
          </table:table-cell>
          <table:table-cell office:value-type="float" office:value="73975.8" calcext:value-type="float">
            <text:p>73975.8</text:p>
          </table:table-cell>
          <table:table-cell office:value-type="float" office:value="73562.8" calcext:value-type="float">
            <text:p>73562.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772.9" calcext:value-type="float">
            <text:p>63772.9</text:p>
          </table:table-cell>
          <table:table-cell/>
          <table:table-cell table:formula="of:=[.F28]/[.B42]" office:value-type="float" office:value="12.5445134218453" calcext:value-type="float">
            <text:p>12.54</text:p>
          </table:table-cell>
          <table:table-cell table:style-name="ce18"/>
          <table:table-cell office:value-type="float" office:value="14.607838" calcext:value-type="float">
            <text:p>14.607838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65835.6" calcext:value-type="float">
            <text:p>65835.6</text:p>
          </table:table-cell>
          <table:table-cell office:value-type="float" office:value="65857.6" calcext:value-type="float">
            <text:p>65857.6</text:p>
          </table:table-cell>
          <table:table-cell office:value-type="float" office:value="73619.8" calcext:value-type="float">
            <text:p>73619.8</text:p>
          </table:table-cell>
          <table:table-cell office:value-type="float" office:value="74255.2" calcext:value-type="float">
            <text:p>74255.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66.9" calcext:value-type="float">
            <text:p>64766.9</text:p>
          </table:table-cell>
          <table:table-cell/>
          <table:table-cell table:formula="of:=[.F28]/[.B43]" office:value-type="float" office:value="12.3519884385388" calcext:value-type="float">
            <text:p>12.35</text:p>
          </table:table-cell>
          <table:table-cell table:style-name="ce18"/>
          <table:table-cell office:value-type="float" office:value="13.442421" calcext:value-type="float">
            <text:p>13.442421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66061.1" calcext:value-type="float">
            <text:p>66061.1</text:p>
          </table:table-cell>
          <table:table-cell office:value-type="float" office:value="66511.6" calcext:value-type="float">
            <text:p>66511.6</text:p>
          </table:table-cell>
          <table:table-cell office:value-type="float" office:value="74000.8" calcext:value-type="float">
            <text:p>74000.8</text:p>
          </table:table-cell>
          <table:table-cell office:value-type="float" office:value="73948.6" calcext:value-type="float">
            <text:p>73948.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396.8" calcext:value-type="float">
            <text:p>65396.8</text:p>
          </table:table-cell>
          <table:table-cell/>
          <table:table-cell table:formula="of:=[.F28]/[.B44]" office:value-type="float" office:value="12.2330144594231" calcext:value-type="float">
            <text:p>12.23</text:p>
          </table:table-cell>
          <table:table-cell table:style-name="ce18"/>
          <table:table-cell office:value-type="float" office:value="12.530874" calcext:value-type="float">
            <text:p>12.530874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66453.6" calcext:value-type="float">
            <text:p>66453.6</text:p>
          </table:table-cell>
          <table:table-cell office:value-type="float" office:value="66129.5" calcext:value-type="float">
            <text:p>66129.5</text:p>
          </table:table-cell>
          <table:table-cell office:value-type="float" office:value="74356.1" calcext:value-type="float">
            <text:p>74356.1</text:p>
          </table:table-cell>
          <table:table-cell office:value-type="float" office:value="74478.8" calcext:value-type="float">
            <text:p>74478.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093.7" calcext:value-type="float">
            <text:p>66093.7</text:p>
          </table:table-cell>
          <table:table-cell/>
          <table:table-cell table:formula="of:=[.F28]/[.B45]" office:value-type="float" office:value="12.1040280692411" calcext:value-type="float">
            <text:p>12.10</text:p>
          </table:table-cell>
          <table:table-cell table:style-name="ce18"/>
          <table:table-cell office:value-type="float" office:value="11.989188" calcext:value-type="float">
            <text:p>11.989188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66600" calcext:value-type="float">
            <text:p>66600</text:p>
          </table:table-cell>
          <table:table-cell office:value-type="float" office:value="66442.4" calcext:value-type="float">
            <text:p>66442.4</text:p>
          </table:table-cell>
          <table:table-cell office:value-type="float" office:value="74624.6" calcext:value-type="float">
            <text:p>74624.6</text:p>
          </table:table-cell>
          <table:table-cell office:value-type="float" office:value="74255.2" calcext:value-type="float">
            <text:p>74255.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283" calcext:value-type="float">
            <text:p>66283</text:p>
          </table:table-cell>
          <table:table-cell/>
          <table:table-cell table:formula="of:=[.F28]/[.B46]" office:value-type="float" office:value="12.0694597408084" calcext:value-type="float">
            <text:p>12.07</text:p>
          </table:table-cell>
          <table:table-cell table:style-name="ce18"/>
          <table:table-cell office:value-type="float" office:value="11.171952" calcext:value-type="float">
            <text:p>11.171952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597.4" calcext:value-type="float">
            <text:p>66597.4</text:p>
          </table:table-cell>
          <table:table-cell office:value-type="float" office:value="65971.5" calcext:value-type="float">
            <text:p>65971.5</text:p>
          </table:table-cell>
          <table:table-cell office:value-type="float" office:value="73801.2" calcext:value-type="float">
            <text:p>73801.2</text:p>
          </table:table-cell>
          <table:table-cell office:value-type="float" office:value="74573.7" calcext:value-type="float">
            <text:p>74573.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351.8" calcext:value-type="float">
            <text:p>66351.8</text:p>
          </table:table-cell>
          <table:table-cell/>
          <table:table-cell table:formula="of:=[.F28]/[.B47]" office:value-type="float" office:value="12.0569449510036" calcext:value-type="float">
            <text:p>12.06</text:p>
          </table:table-cell>
          <table:table-cell table:style-name="ce18"/>
          <table:table-cell office:value-type="float" office:value="10.272031" calcext:value-type="float">
            <text:p>10.272031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66340.6" calcext:value-type="float">
            <text:p>66340.6</text:p>
          </table:table-cell>
          <table:table-cell office:value-type="float" office:value="66417.5" calcext:value-type="float">
            <text:p>66417.5</text:p>
          </table:table-cell>
          <table:table-cell office:value-type="float" office:value="74705.4" calcext:value-type="float">
            <text:p>74705.4</text:p>
          </table:table-cell>
          <table:table-cell office:value-type="float" office:value="72756.2" calcext:value-type="float">
            <text:p>72756.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332.1" calcext:value-type="float">
            <text:p>66332.1</text:p>
          </table:table-cell>
          <table:table-cell table:style-name="Default"/>
          <table:table-cell table:style-name="ce16" table:formula="of:=[.F28]/[.B48]" office:value-type="float" office:value="12.0605257484687" calcext:value-type="float">
            <text:p>12.06</text:p>
          </table:table-cell>
          <table:table-cell/>
          <table:table-cell office:value-type="float" office:value="9.678643" calcext:value-type="float">
            <text:p>9.678643</text:p>
          </table:table-cell>
          <table:table-cell table:number-columns-repeated="13"/>
        </table:table-row>
      </table:table>
      <table:table table:name="NVM_test" table:style-name="ta1">
        <table:table-column table:style-name="co1" table:default-cell-style-name="Default"/>
        <table:table-column table:style-name="co2" table:default-cell-style-name="ce18"/>
        <table:table-column table:style-name="co1" table:number-columns-repeated="2" table:default-cell-style-name="ce18"/>
        <table:table-column table:style-name="co4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Calculation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80000000000" calcext:value-type="float">
            <text:p>80,000,000,000.00</text:p>
          </table:table-cell>
          <table:table-cell table:style-name="ce16" table:formula="of:=([.E4]*8)/1000000" office:value-type="float" office:value="640000" calcext:value-type="float">
            <text:p>64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239820030000" calcext:value-type="float">
            <text:p>239,820,030,000.00</text:p>
          </table:table-cell>
          <table:table-cell table:style-name="ce16" table:formula="of:=([.E5]*8)/1000000" office:value-type="float" office:value="1918560.24" calcext:value-type="float">
            <text:p>1,918,560.24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n*nodes*(edges*1.5)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99.606" calcext:value-type="float">
            <text:p>63599.61</text:p>
          </table:table-cell>
          <table:table-cell table:formula="of:=([.F4]+[.F5])/[.B10]" office:value-type="float" office:value="40.2291838097236" calcext:value-type="float">
            <text:p>40.23</text:p>
          </table:table-cell>
          <table:table-cell office:value-type="float" office:value="25.346974" calcext:value-type="float">
            <text:p>25.3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17.8735" calcext:value-type="float">
            <text:p>59717.87</text:p>
          </table:table-cell>
          <table:table-cell table:formula="of:=([.F4]+[.F5])/[.B11]" office:value-type="float" office:value="42.84412839985" calcext:value-type="float">
            <text:p>42.84</text:p>
          </table:table-cell>
          <table:table-cell office:value-type="float" office:value="26.224467" calcext:value-type="float">
            <text:p>26.2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935.536" calcext:value-type="float">
            <text:p>55935.54</text:p>
          </table:table-cell>
          <table:table-cell table:formula="of:=([.F4]+[.F5])/[.B12]" office:value-type="float" office:value="45.7412304049433" calcext:value-type="float">
            <text:p>45.74</text:p>
          </table:table-cell>
          <table:table-cell office:value-type="float" office:value="26.695213" calcext:value-type="float">
            <text:p>26.7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77.3675" calcext:value-type="float">
            <text:p>52177.37</text:p>
          </table:table-cell>
          <table:table-cell table:formula="of:=([.F4]+[.F5])/[.B13]" office:value-type="float" office:value="49.0358245842894" calcext:value-type="float">
            <text:p>49.04</text:p>
          </table:table-cell>
          <table:table-cell office:value-type="float" office:value="27.590932" calcext:value-type="float">
            <text:p>27.59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39.0115" calcext:value-type="float">
            <text:p>47839.01</text:p>
          </table:table-cell>
          <table:table-cell table:formula="of:=([.F4]+[.F5])/[.B14]" office:value-type="float" office:value="53.4827154612089" calcext:value-type="float">
            <text:p>53.48</text:p>
          </table:table-cell>
          <table:table-cell office:value-type="float" office:value="28.424609" calcext:value-type="float">
            <text:p>28.42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94.7" calcext:value-type="float">
            <text:p>44094.70</text:p>
          </table:table-cell>
          <table:table-cell table:formula="of:=([.F4]+[.F5])/[.B15]" office:value-type="float" office:value="58.0242124336939" calcext:value-type="float">
            <text:p>58.02</text:p>
          </table:table-cell>
          <table:table-cell office:value-type="float" office:value="30.282863" calcext:value-type="float">
            <text:p>30.28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3.3875" calcext:value-type="float">
            <text:p>39483.39</text:p>
          </table:table-cell>
          <table:table-cell table:formula="of:=([.F4]+[.F5])/[.B16]" office:value-type="float" office:value="64.8009302646588" calcext:value-type="float">
            <text:p>64.80</text:p>
          </table:table-cell>
          <table:table-cell office:value-type="float" office:value="31.425037" calcext:value-type="float">
            <text:p>31.4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96.483" calcext:value-type="float">
            <text:p>35796.48</text:p>
          </table:table-cell>
          <table:table-cell table:formula="of:=([.F4]+[.F5])/[.B17]" office:value-type="float" office:value="71.475184866625" calcext:value-type="float">
            <text:p>71.48</text:p>
          </table:table-cell>
          <table:table-cell office:value-type="float" office:value="34.174107" calcext:value-type="float">
            <text:p>34.17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54.2645" calcext:value-type="float">
            <text:p>31454.26</text:p>
          </table:table-cell>
          <table:table-cell table:formula="of:=([.F4]+[.F5])/[.B18]" office:value-type="float" office:value="81.3422370756754" calcext:value-type="float">
            <text:p>81.34</text:p>
          </table:table-cell>
          <table:table-cell office:value-type="float" office:value="40.103049" calcext:value-type="float">
            <text:p>40.1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21.0415" calcext:value-type="float">
            <text:p>27021.04</text:p>
          </table:table-cell>
          <table:table-cell table:formula="of:=([.F4]+[.F5])/[.B19]" office:value-type="float" office:value="94.6876988438806" calcext:value-type="float">
            <text:p>94.69</text:p>
          </table:table-cell>
          <table:table-cell office:value-type="float" office:value="43.692208" calcext:value-type="float">
            <text:p>43.69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10.984" calcext:value-type="float">
            <text:p>22910.98</text:p>
          </table:table-cell>
          <table:table-cell table:formula="of:=([.F4]+[.F5])/[.B20]" office:value-type="float" office:value="111.673956910799" calcext:value-type="float">
            <text:p>111.67</text:p>
          </table:table-cell>
          <table:table-cell office:value-type="float" office:value="50.01255" calcext:value-type="float">
            <text:p>50.0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54.5185" calcext:value-type="float">
            <text:p>18354.52</text:p>
          </table:table-cell>
          <table:table-cell table:formula="of:=([.F4]+[.F5])/[.B21]" office:value-type="float" office:value="139.396750723807" calcext:value-type="float">
            <text:p>139.40</text:p>
          </table:table-cell>
          <table:table-cell office:value-type="float" office:value="61.004739" calcext:value-type="float">
            <text:p>61.0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44.8665" calcext:value-type="float">
            <text:p>13744.87</text:p>
          </table:table-cell>
          <table:table-cell table:formula="of:=([.F4]+[.F5])/[.B22]" office:value-type="float" office:value="186.146605352624" calcext:value-type="float">
            <text:p>186.15</text:p>
          </table:table-cell>
          <table:table-cell office:value-type="float" office:value="78.685509" calcext:value-type="float">
            <text:p>78.69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5.997" calcext:value-type="float">
            <text:p>9276.00</text:p>
          </table:table-cell>
          <table:table-cell table:formula="of:=([.F4]+[.F5])/[.B23]" office:value-type="float" office:value="275.825902056674" calcext:value-type="float">
            <text:p>275.83</text:p>
          </table:table-cell>
          <table:table-cell office:value-type="float" office:value="113.362786" calcext:value-type="float">
            <text:p>113.36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0.8665" calcext:value-type="float">
            <text:p>4610.87</text:p>
          </table:table-cell>
          <table:table-cell table:formula="of:=([.F4]+[.F5])/[.B24]" office:value-type="float" office:value="554.897922115073" calcext:value-type="float">
            <text:p>554.90</text:p>
          </table:table-cell>
          <table:table-cell office:value-type="float" office:value="207.541413" calcext:value-type="float">
            <text:p>207.54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100000000000" calcext:value-type="float">
            <text:p>100,000,000,000.00</text:p>
          </table:table-cell>
          <table:table-cell table:style-name="ce16" table:formula="of:=([.E28]*8)/1000000" office:value-type="float" office:value="800000" calcext:value-type="float">
            <text:p>80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20000000000" calcext:value-type="float">
            <text:p>20,000,000,000.00</text:p>
          </table:table-cell>
          <table:table-cell table:style-name="ce16" table:formula="of:=([.E29]*8)/1000000" office:value-type="float" office:value="160000" calcext:value-type="float">
            <text:p>160,000.00</text:p>
          </table:table-cell>
          <table:table-cell table:number-columns-repeated="10"/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office:value-type="string" calcext:value-type="string">
            <text:p>DRAM-NVM </text:p>
          </table:table-cell>
          <table:table-cell office:value-type="string" calcext:value-type="string">
            <text:p>Analyze time </text:p>
          </table:table-cell>
          <table:table-cell table:number-columns-repeated="6"/>
          <table:table-cell office:value-type="string" calcext:value-type="string">
            <text:p>stream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Default" office:value-type="string" calcext:value-type="string">
            <text:p>Prediction</text:p>
          </table:table-cell>
          <table:table-cell table:style-name="ce21" office:value-type="string" calcext:value-type="string">
            <text:p>transfer time</text:p>
          </table:table-cell>
          <table:table-cell table:style-name="ce8" office:value-type="string" calcext:value-type="string">
            <text:p>Measurement</text:p>
          </table:table-cell>
          <table:table-cell table:number-columns-repeated="6"/>
          <table:table-cell office:value-type="string" calcext:value-type="string">
            <text:p>copy</text:p>
          </table:table-cell>
          <table:table-cell office:value-type="string" calcext:value-type="string">
            <text:p>scale </text:p>
          </table:table-cell>
          <table:table-cell office:value-type="string" calcext:value-type="string">
            <text:p>add 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7.43" calcext:value-type="float">
            <text:p>3937.43</text:p>
          </table:table-cell>
          <table:table-cell table:style-name="ce16" table:formula="of:=[.F29]/[.B33]" office:value-type="float" office:value="40.6356430463526" calcext:value-type="float">
            <text:p>40.64</text:p>
          </table:table-cell>
          <table:table-cell table:style-name="ce16" table:formula="of:=[.F28]/[.B33]" office:value-type="float" office:value="203.178215231763" calcext:value-type="float">
            <text:p>203.18</text:p>
          </table:table-cell>
          <table:table-cell table:style-name="ce18" office:value-type="float" office:value="40.184731" calcext:value-type="float">
            <text:p>40.18</text:p>
          </table:table-cell>
          <table:table-cell table:style-name="ce18" office:value-type="float" office:value="207.502157" calcext:value-type="float">
            <text:p>207.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493.1" calcext:value-type="float">
            <text:p>4493.1</text:p>
          </table:table-cell>
          <table:table-cell office:value-type="float" office:value="6135.1" calcext:value-type="float">
            <text:p>6135.1</text:p>
          </table:table-cell>
          <table:table-cell office:value-type="float" office:value="6144.5" calcext:value-type="float">
            <text:p>6144.5</text:p>
          </table:table-cell>
          <table:table-cell office:value-type="float" office:value="5750.3" calcext:value-type="float">
            <text:p>575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79.0205" calcext:value-type="float">
            <text:p>7879.02</text:p>
          </table:table-cell>
          <table:table-cell table:formula="of:=[.F29]/[.B34]" office:value-type="float" office:value="20.3070927407791" calcext:value-type="float">
            <text:p>20.31</text:p>
          </table:table-cell>
          <table:table-cell table:formula="of:=[.F28]/[.B34]" office:value-type="float" office:value="101.535463703896" calcext:value-type="float">
            <text:p>101.54</text:p>
          </table:table-cell>
          <table:table-cell table:style-name="ce18" office:value-type="float" office:value="20.660509" calcext:value-type="float">
            <text:p>20.66</text:p>
          </table:table-cell>
          <table:table-cell table:style-name="ce18" office:value-type="float" office:value="118.049679" calcext:value-type="float">
            <text:p>118.0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795.9" calcext:value-type="float">
            <text:p>8795.9</text:p>
          </table:table-cell>
          <table:table-cell office:value-type="float" office:value="11960.2" calcext:value-type="float">
            <text:p>11960.2</text:p>
          </table:table-cell>
          <table:table-cell office:value-type="float" office:value="11984.7" calcext:value-type="float">
            <text:p>11984.7</text:p>
          </table:table-cell>
          <table:table-cell office:value-type="float" office:value="11212.7" calcext:value-type="float">
            <text:p>11212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24.4395" calcext:value-type="float">
            <text:p>12124.44</text:p>
          </table:table-cell>
          <table:table-cell table:formula="of:=[.F29]/[.B35]" office:value-type="float" office:value="13.196486320048" calcext:value-type="float">
            <text:p>13.20</text:p>
          </table:table-cell>
          <table:table-cell table:formula="of:=[.F28]/[.B35]" office:value-type="float" office:value="65.9824316002402" calcext:value-type="float">
            <text:p>65.98</text:p>
          </table:table-cell>
          <table:table-cell table:style-name="ce18" office:value-type="float" office:value="17.308555" calcext:value-type="float">
            <text:p>17.31</text:p>
          </table:table-cell>
          <table:table-cell table:style-name="ce18" office:value-type="float" office:value="81.538674" calcext:value-type="float">
            <text:p>81.5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2744.8" calcext:value-type="float">
            <text:p>12744.8</text:p>
          </table:table-cell>
          <table:table-cell office:value-type="float" office:value="17265.9" calcext:value-type="float">
            <text:p>17265.9</text:p>
          </table:table-cell>
          <table:table-cell office:value-type="float" office:value="17339.7" calcext:value-type="float">
            <text:p>17339.7</text:p>
          </table:table-cell>
          <table:table-cell office:value-type="float" office:value="16201.2" calcext:value-type="float">
            <text:p>16201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83.875" calcext:value-type="float">
            <text:p>16083.88</text:p>
          </table:table-cell>
          <table:table-cell table:formula="of:=[.F29]/[.B36]" office:value-type="float" office:value="9.94785149722937" calcext:value-type="float">
            <text:p>9.95</text:p>
          </table:table-cell>
          <table:table-cell table:formula="of:=[.F28]/[.B36]" office:value-type="float" office:value="49.7392574861468" calcext:value-type="float">
            <text:p>49.74</text:p>
          </table:table-cell>
          <table:table-cell table:style-name="ce18" office:value-type="float" office:value="13.086462" calcext:value-type="float">
            <text:p>13.09</text:p>
          </table:table-cell>
          <table:table-cell table:style-name="ce18" office:value-type="float" office:value="62.124896" calcext:value-type="float">
            <text:p>62.1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796" calcext:value-type="float">
            <text:p>16796</text:p>
          </table:table-cell>
          <table:table-cell office:value-type="float" office:value="22579.7" calcext:value-type="float">
            <text:p>22579.7</text:p>
          </table:table-cell>
          <table:table-cell office:value-type="float" office:value="22879" calcext:value-type="float">
            <text:p>22879</text:p>
          </table:table-cell>
          <table:table-cell office:value-type="float" office:value="21379.5" calcext:value-type="float">
            <text:p>21379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26.3035" calcext:value-type="float">
            <text:p>20526.30</text:p>
          </table:table-cell>
          <table:table-cell table:formula="of:=[.F29]/[.B37]" office:value-type="float" office:value="7.79487646180424" calcext:value-type="float">
            <text:p>7.79</text:p>
          </table:table-cell>
          <table:table-cell table:formula="of:=[.F28]/[.B37]" office:value-type="float" office:value="38.9743823090212" calcext:value-type="float">
            <text:p>38.97</text:p>
          </table:table-cell>
          <table:table-cell table:style-name="ce18" office:value-type="float" office:value="10.626771" calcext:value-type="float">
            <text:p>10.63</text:p>
          </table:table-cell>
          <table:table-cell table:style-name="ce18" office:value-type="float" office:value="50.198433" calcext:value-type="float">
            <text:p>50.2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0728.4" calcext:value-type="float">
            <text:p>20728.4</text:p>
          </table:table-cell>
          <table:table-cell office:value-type="float" office:value="27767.7" calcext:value-type="float">
            <text:p>27767.7</text:p>
          </table:table-cell>
          <table:table-cell office:value-type="float" office:value="28290.6" calcext:value-type="float">
            <text:p>28290.6</text:p>
          </table:table-cell>
          <table:table-cell office:value-type="float" office:value="26475.8" calcext:value-type="float">
            <text:p>26475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38.397" calcext:value-type="float">
            <text:p>24538.40</text:p>
          </table:table-cell>
          <table:table-cell table:formula="of:=[.F29]/[.B38]" office:value-type="float" office:value="6.52039332479624" calcext:value-type="float">
            <text:p>6.52</text:p>
          </table:table-cell>
          <table:table-cell table:formula="of:=[.F28]/[.B38]" office:value-type="float" office:value="32.6019666239812" calcext:value-type="float">
            <text:p>32.60</text:p>
          </table:table-cell>
          <table:table-cell table:style-name="ce18" office:value-type="float" office:value="9.205341" calcext:value-type="float">
            <text:p>9.21</text:p>
          </table:table-cell>
          <table:table-cell table:style-name="ce18" office:value-type="float" office:value="42.052014" calcext:value-type="float">
            <text:p>42.0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4867.8" calcext:value-type="float">
            <text:p>24867.8</text:p>
          </table:table-cell>
          <table:table-cell office:value-type="float" office:value="33290.9" calcext:value-type="float">
            <text:p>33290.9</text:p>
          </table:table-cell>
          <table:table-cell office:value-type="float" office:value="33938.6" calcext:value-type="float">
            <text:p>33938.6</text:p>
          </table:table-cell>
          <table:table-cell office:value-type="float" office:value="31767.1" calcext:value-type="float">
            <text:p>31767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382.8875" calcext:value-type="float">
            <text:p>29382.89</text:p>
          </table:table-cell>
          <table:table-cell table:formula="of:=[.F29]/[.B39]" office:value-type="float" office:value="5.4453463772068" calcext:value-type="float">
            <text:p>5.45</text:p>
          </table:table-cell>
          <table:table-cell table:formula="of:=[.F28]/[.B39]" office:value-type="float" office:value="27.226731886034" calcext:value-type="float">
            <text:p>27.23</text:p>
          </table:table-cell>
          <table:table-cell table:style-name="ce18" office:value-type="float" office:value="8.205961" calcext:value-type="float">
            <text:p>8.21</text:p>
          </table:table-cell>
          <table:table-cell table:style-name="ce18" office:value-type="float" office:value="37.036302" calcext:value-type="float">
            <text:p>37.0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8853.4" calcext:value-type="float">
            <text:p>28853.4</text:p>
          </table:table-cell>
          <table:table-cell office:value-type="float" office:value="38472.8" calcext:value-type="float">
            <text:p>38472.8</text:p>
          </table:table-cell>
          <table:table-cell office:value-type="float" office:value="39277.4" calcext:value-type="float">
            <text:p>39277.4</text:p>
          </table:table-cell>
          <table:table-cell office:value-type="float" office:value="36853.4" calcext:value-type="float">
            <text:p>36853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47.979" calcext:value-type="float">
            <text:p>33247.98</text:p>
          </table:table-cell>
          <table:table-cell table:formula="of:=[.F29]/[.B40]" office:value-type="float" office:value="4.81232257756178" calcext:value-type="float">
            <text:p>4.81</text:p>
          </table:table-cell>
          <table:table-cell table:formula="of:=[.F28]/[.B40]" office:value-type="float" office:value="24.0616128878089" calcext:value-type="float">
            <text:p>24.06</text:p>
          </table:table-cell>
          <table:table-cell table:style-name="ce18" office:value-type="float" office:value="7.551966" calcext:value-type="float">
            <text:p>7.55</text:p>
          </table:table-cell>
          <table:table-cell table:style-name="ce18" office:value-type="float" office:value="33.153472" calcext:value-type="float">
            <text:p>33.1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2028.1" calcext:value-type="float">
            <text:p>32028.1</text:p>
          </table:table-cell>
          <table:table-cell office:value-type="float" office:value="42615.3" calcext:value-type="float">
            <text:p>42615.3</text:p>
          </table:table-cell>
          <table:table-cell office:value-type="float" office:value="43584.7" calcext:value-type="float">
            <text:p>43584.7</text:p>
          </table:table-cell>
          <table:table-cell office:value-type="float" office:value="40853.9" calcext:value-type="float">
            <text:p>40853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219.561" calcext:value-type="float">
            <text:p>37219.56</text:p>
          </table:table-cell>
          <table:table-cell table:formula="of:=[.F29]/[.B41]" office:value-type="float" office:value="4.29881480869696" calcext:value-type="float">
            <text:p>4.30</text:p>
          </table:table-cell>
          <table:table-cell table:formula="of:=[.F28]/[.B41]" office:value-type="float" office:value="21.4940740434848" calcext:value-type="float">
            <text:p>21.49</text:p>
          </table:table-cell>
          <table:table-cell table:style-name="ce18" office:value-type="float" office:value="7.02813" calcext:value-type="float">
            <text:p>7.03</text:p>
          </table:table-cell>
          <table:table-cell table:style-name="ce18" office:value-type="float" office:value="29.386419" calcext:value-type="float">
            <text:p>29.3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4052.1" calcext:value-type="float">
            <text:p>34052.1</text:p>
          </table:table-cell>
          <table:table-cell office:value-type="float" office:value="45598.3" calcext:value-type="float">
            <text:p>45598.3</text:p>
          </table:table-cell>
          <table:table-cell office:value-type="float" office:value="46184.1" calcext:value-type="float">
            <text:p>46184.1</text:p>
          </table:table-cell>
          <table:table-cell office:value-type="float" office:value="43145.4" calcext:value-type="float">
            <text:p>43145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70.575" calcext:value-type="float">
            <text:p>42070.58</text:p>
          </table:table-cell>
          <table:table-cell table:formula="of:=[.F29]/[.B42]" office:value-type="float" office:value="3.80313318750695" calcext:value-type="float">
            <text:p>3.80</text:p>
          </table:table-cell>
          <table:table-cell table:formula="of:=[.F28]/[.B42]" office:value-type="float" office:value="19.0156659375347" calcext:value-type="float">
            <text:p>19.02</text:p>
          </table:table-cell>
          <table:table-cell table:style-name="ce18" office:value-type="float" office:value="6.087404" calcext:value-type="float">
            <text:p>6.09</text:p>
          </table:table-cell>
          <table:table-cell table:style-name="ce18" office:value-type="float" office:value="25.576156" calcext:value-type="float">
            <text:p>25.5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7817.8" calcext:value-type="float">
            <text:p>37817.8</text:p>
          </table:table-cell>
          <table:table-cell office:value-type="float" office:value="50068.9" calcext:value-type="float">
            <text:p>50068.9</text:p>
          </table:table-cell>
          <table:table-cell office:value-type="float" office:value="51175" calcext:value-type="float">
            <text:p>51175</text:p>
          </table:table-cell>
          <table:table-cell office:value-type="float" office:value="47894.8" calcext:value-type="float">
            <text:p>47894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424.1835" calcext:value-type="float">
            <text:p>46424.18</text:p>
          </table:table-cell>
          <table:table-cell table:formula="of:=[.F29]/[.B43]" office:value-type="float" office:value="3.4464795702869" calcext:value-type="float">
            <text:p>3.45</text:p>
          </table:table-cell>
          <table:table-cell table:formula="of:=[.F28]/[.B43]" office:value-type="float" office:value="17.2323978514345" calcext:value-type="float">
            <text:p>17.23</text:p>
          </table:table-cell>
          <table:table-cell table:style-name="ce18" office:value-type="float" office:value="5.648782" calcext:value-type="float">
            <text:p>5.65</text:p>
          </table:table-cell>
          <table:table-cell table:style-name="ce18" office:value-type="float" office:value="23.562743" calcext:value-type="float">
            <text:p>23.5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41536.8" calcext:value-type="float">
            <text:p>41536.8</text:p>
          </table:table-cell>
          <table:table-cell office:value-type="float" office:value="53544" calcext:value-type="float">
            <text:p>53544</text:p>
          </table:table-cell>
          <table:table-cell office:value-type="float" office:value="55881.5" calcext:value-type="float">
            <text:p>55881.5</text:p>
          </table:table-cell>
          <table:table-cell office:value-type="float" office:value="52623.7" calcext:value-type="float">
            <text:p>52623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338.817" calcext:value-type="float">
            <text:p>50338.82</text:p>
          </table:table-cell>
          <table:table-cell table:formula="of:=[.F29]/[.B44]" office:value-type="float" office:value="3.17846166309391" calcext:value-type="float">
            <text:p>3.18</text:p>
          </table:table-cell>
          <table:table-cell table:formula="of:=[.F28]/[.B44]" office:value-type="float" office:value="15.8923083154696" calcext:value-type="float">
            <text:p>15.89</text:p>
          </table:table-cell>
          <table:table-cell table:style-name="ce18" office:value-type="float" office:value="4.988546" calcext:value-type="float">
            <text:p>4.99</text:p>
          </table:table-cell>
          <table:table-cell table:style-name="ce18" office:value-type="float" office:value="21.030116" calcext:value-type="float">
            <text:p>21.0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43665.6" calcext:value-type="float">
            <text:p>43665.6</text:p>
          </table:table-cell>
          <table:table-cell office:value-type="float" office:value="55191.4" calcext:value-type="float">
            <text:p>55191.4</text:p>
          </table:table-cell>
          <table:table-cell office:value-type="float" office:value="57291.4" calcext:value-type="float">
            <text:p>57291.4</text:p>
          </table:table-cell>
          <table:table-cell office:value-type="float" office:value="53525.8" calcext:value-type="float">
            <text:p>53525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058.9105" calcext:value-type="float">
            <text:p>56058.91</text:p>
          </table:table-cell>
          <table:table-cell table:formula="of:=[.F29]/[.B45]" office:value-type="float" office:value="2.85414037791548" calcext:value-type="float">
            <text:p>2.85</text:p>
          </table:table-cell>
          <table:table-cell table:formula="of:=[.F28]/[.B45]" office:value-type="float" office:value="14.2707018895774" calcext:value-type="float">
            <text:p>14.27</text:p>
          </table:table-cell>
          <table:table-cell table:style-name="ce18" office:value-type="float" office:value="4.469557" calcext:value-type="float">
            <text:p>4.47</text:p>
          </table:table-cell>
          <table:table-cell table:style-name="ce18" office:value-type="float" office:value="18.80258" calcext:value-type="float">
            <text:p>18.8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4331.1" calcext:value-type="float">
            <text:p>44331.1</text:p>
          </table:table-cell>
          <table:table-cell office:value-type="float" office:value="56515.1" calcext:value-type="float">
            <text:p>56515.1</text:p>
          </table:table-cell>
          <table:table-cell office:value-type="float" office:value="59668.6" calcext:value-type="float">
            <text:p>59668.6</text:p>
          </table:table-cell>
          <table:table-cell office:value-type="float" office:value="56245.6" calcext:value-type="float">
            <text:p>56245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171.878" calcext:value-type="float">
            <text:p>60171.88</text:p>
          </table:table-cell>
          <table:table-cell table:formula="of:=[.F29]/[.B46]" office:value-type="float" office:value="2.65904946493443" calcext:value-type="float">
            <text:p>2.66</text:p>
          </table:table-cell>
          <table:table-cell table:formula="of:=[.F28]/[.B46]" office:value-type="float" office:value="13.2952473246722" calcext:value-type="float">
            <text:p>13.30</text:p>
          </table:table-cell>
          <table:table-cell table:style-name="ce18" office:value-type="float" office:value="4.763558" calcext:value-type="float">
            <text:p>4.76</text:p>
          </table:table-cell>
          <table:table-cell table:style-name="ce18" office:value-type="float" office:value="17.796855" calcext:value-type="float">
            <text:p>17.8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7620.3" calcext:value-type="float">
            <text:p>47620.3</text:p>
          </table:table-cell>
          <table:table-cell office:value-type="float" office:value="59422" calcext:value-type="float">
            <text:p>59422</text:p>
          </table:table-cell>
          <table:table-cell office:value-type="float" office:value="63031.6" calcext:value-type="float">
            <text:p>63031.6</text:p>
          </table:table-cell>
          <table:table-cell office:value-type="float" office:value="59621.6" calcext:value-type="float">
            <text:p>59621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21.855" calcext:value-type="float">
            <text:p>63521.86</text:p>
          </table:table-cell>
          <table:table-cell table:formula="of:=[.F29]/[.B47]" office:value-type="float" office:value="2.5188181296028" calcext:value-type="float">
            <text:p>2.52</text:p>
          </table:table-cell>
          <table:table-cell table:formula="of:=[.F28]/[.B47]" office:value-type="float" office:value="12.594090648014" calcext:value-type="float">
            <text:p>12.59</text:p>
          </table:table-cell>
          <table:table-cell table:style-name="ce18" office:value-type="float" office:value="4.377247" calcext:value-type="float">
            <text:p>4.38</text:p>
          </table:table-cell>
          <table:table-cell table:style-name="ce18" office:value-type="float" office:value="16.228509" calcext:value-type="float">
            <text:p>16.23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0777.7" calcext:value-type="float">
            <text:p>50777.7</text:p>
          </table:table-cell>
          <table:table-cell office:value-type="float" office:value="61965.1" calcext:value-type="float">
            <text:p>61965.1</text:p>
          </table:table-cell>
          <table:table-cell office:value-type="float" office:value="64157.2" calcext:value-type="float">
            <text:p>64157.2</text:p>
          </table:table-cell>
          <table:table-cell office:value-type="float" office:value="59375.1" calcext:value-type="float">
            <text:p>59375.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51198.4" calcext:value-type="float">
            <text:p>51198.4</text:p>
          </table:table-cell>
          <table:table-cell office:value-type="float" office:value="61328.6" calcext:value-type="float">
            <text:p>61328.6</text:p>
          </table:table-cell>
          <table:table-cell office:value-type="float" office:value="64408.8" calcext:value-type="float">
            <text:p>64408.8</text:p>
          </table:table-cell>
          <table:table-cell office:value-type="float" office:value="61693.4" calcext:value-type="float">
            <text:p>61693.4</text:p>
          </table:table-cell>
        </table:table-row>
      </table:table>
      <table:table table:name="DRA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8"/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Calculation of Data generation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/>
          <table:table-cell table:style-name="ce16"/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2.5" calcext:value-type="float">
            <text:p>2.5</text:p>
          </table:table-cell>
          <table:table-cell table:formula="of:=([.B4]*[.C4]*8)/1000000"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table:style-name="ce16" table:formula="of:=[.D4]*[.E4]" office:value-type="float" office:value="400000" calcext:value-type="float">
            <text:p>400,000.00</text:p>
          </table:table-cell>
          <table:table-cell table:style-name="ce16"/>
          <table:table-cell table:number-columns-repeated="13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9" table:formula="of:=([.B5]*[.C5]*8)/1000000" office:value-type="float" office:value="383.712048" calcext:value-type="float">
            <text:p>383.7</text:p>
          </table:table-cell>
          <table:table-cell office:value-type="float" office:value="5000" calcext:value-type="float">
            <text:p>5000</text:p>
          </table:table-cell>
          <table:table-cell table:style-name="ce11" table:formula="of:=[.D5]*[.E5]" office:value-type="float" office:value="1918560.24" calcext:value-type="float">
            <text:p>1,918,560.24</text:p>
          </table:table-cell>
          <table:table-cell table:style-name="ce16"/>
          <table:table-cell table:number-columns-repeated="13"/>
        </table:table-row>
        <table:table-row table:style-name="ro1">
          <table:table-cell table:number-columns-repeated="2"/>
          <table:table-cell table:style-name="Default" office:value-type="string" calcext:value-type="string">
            <text:p>sum</text:p>
          </table:table-cell>
          <table:table-cell table:style-name="ce10" table:formula="of:=[.D4]+[.D5]" office:value-type="float" office:value="463.712048" calcext:value-type="float">
            <text:p>463.7</text:p>
          </table:table-cell>
          <table:table-cell/>
          <table:table-cell table:style-name="ce16" table:formula="of:=[.F4]+[.F5]" office:value-type="float" office:value="2318560.24" calcext:value-type="float">
            <text:p>2,318,560.2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RA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Analyze time</text:p>
          </table:table-cell>
          <table:table-cell table:number-columns-repeated="3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55.3" calcext:value-type="float">
            <text:p>12255.3</text:p>
          </table:table-cell>
          <table:table-cell table:formula="of:=[.F6]/[.B10]" office:value-type="float" office:value="189.188370745718" calcext:value-type="float">
            <text:p>189.19</text:p>
          </table:table-cell>
          <table:table-cell office:value-type="float" office:value="203.538163" calcext:value-type="float">
            <text:p>203.5381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8" office:value-type="float" office:value="331.07675" calcext:value-type="float">
            <text:p>331.08</text:p>
          </table:table-cell>
          <table:table-cell table:style-name="ce18" office:value-type="float" office:value="203.538163" calcext:value-type="float">
            <text:p>203.54</text:p>
          </table:table-cell>
          <table:table-cell table:style-name="ce18" office:value-type="float" office:value="127.538587" calcext:value-type="float">
            <text:p>127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072.2" calcext:value-type="float">
            <text:p>13072.2</text:p>
          </table:table-cell>
          <table:table-cell office:value-type="float" office:value="14053.7" calcext:value-type="float">
            <text:p>14053.7</text:p>
          </table:table-cell>
          <table:table-cell office:value-type="float" office:value="13810.8" calcext:value-type="float">
            <text:p>13810.8</text:p>
          </table:table-cell>
          <table:table-cell office:value-type="float" office:value="13821.3" calcext:value-type="float">
            <text:p>13821.3</text:p>
          </table:table-cell>
          <table:table-cell office:value-type="float" office:value="6652.3" calcext:value-type="float">
            <text:p>6652.3</text:p>
          </table:table-cell>
          <table:table-cell table:style-name="ce10" office:value-type="float" office:value="6611.8" calcext:value-type="float">
            <text:p>6611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92.2" calcext:value-type="float">
            <text:p>23792.2</text:p>
          </table:table-cell>
          <table:table-cell table:formula="of:=[.F6]/[.B11]" office:value-type="float" office:value="97.450435016518" calcext:value-type="float">
            <text:p>97.45</text:p>
          </table:table-cell>
          <table:table-cell office:value-type="float" office:value="105.991421" calcext:value-type="float">
            <text:p>105.9914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8" office:value-type="float" office:value="172.546545" calcext:value-type="float">
            <text:p>172.55</text:p>
          </table:table-cell>
          <table:table-cell table:style-name="ce18" office:value-type="float" office:value="105.991421" calcext:value-type="float">
            <text:p>105.99</text:p>
          </table:table-cell>
          <table:table-cell table:style-name="ce18" office:value-type="float" office:value="66.555125" calcext:value-type="float">
            <text:p>66.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4586.2" calcext:value-type="float">
            <text:p>24586.2</text:p>
          </table:table-cell>
          <table:table-cell office:value-type="float" office:value="25448.2" calcext:value-type="float">
            <text:p>25448.2</text:p>
          </table:table-cell>
          <table:table-cell office:value-type="float" office:value="26622" calcext:value-type="float">
            <text:p>26622</text:p>
          </table:table-cell>
          <table:table-cell office:value-type="float" office:value="25639.9" calcext:value-type="float">
            <text:p>25639.9</text:p>
          </table:table-cell>
          <table:table-cell office:value-type="float" office:value="12920.8" calcext:value-type="float">
            <text:p>12920.8</text:p>
          </table:table-cell>
          <table:table-cell table:style-name="ce10" office:value-type="float" office:value="12920.5" calcext:value-type="float">
            <text:p>1292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637.4" calcext:value-type="float">
            <text:p>34637.4</text:p>
          </table:table-cell>
          <table:table-cell table:formula="of:=[.F6]/[.B12]" office:value-type="float" office:value="66.9380565515887" calcext:value-type="float">
            <text:p>66.94</text:p>
          </table:table-cell>
          <table:table-cell office:value-type="float" office:value="72.526187" calcext:value-type="float">
            <text:p>72.52618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8" office:value-type="float" office:value="117.409579" calcext:value-type="float">
            <text:p>117.41</text:p>
          </table:table-cell>
          <table:table-cell table:style-name="ce18" office:value-type="float" office:value="72.526187" calcext:value-type="float">
            <text:p>72.53</text:p>
          </table:table-cell>
          <table:table-cell table:style-name="ce18" office:value-type="float" office:value="44.883392" calcext:value-type="float">
            <text:p>44.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5144.7" calcext:value-type="float">
            <text:p>35144.7</text:p>
          </table:table-cell>
          <table:table-cell office:value-type="float" office:value="36424.1" calcext:value-type="float">
            <text:p>36424.1</text:p>
          </table:table-cell>
          <table:table-cell office:value-type="float" office:value="38554.9" calcext:value-type="float">
            <text:p>38554.9</text:p>
          </table:table-cell>
          <table:table-cell office:value-type="float" office:value="38323.4" calcext:value-type="float">
            <text:p>38323.4</text:p>
          </table:table-cell>
          <table:table-cell office:value-type="float" office:value="18936.7" calcext:value-type="float">
            <text:p>18936.7</text:p>
          </table:table-cell>
          <table:table-cell table:style-name="ce10" office:value-type="float" office:value="18702.4" calcext:value-type="float">
            <text:p>18702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202.7" calcext:value-type="float">
            <text:p>45202.7</text:p>
          </table:table-cell>
          <table:table-cell table:formula="of:=[.F6]/[.B13]" office:value-type="float" office:value="51.2925165974599" calcext:value-type="float">
            <text:p>51.29</text:p>
          </table:table-cell>
          <table:table-cell office:value-type="float" office:value="55.408966" calcext:value-type="float">
            <text:p>55.40896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8" office:value-type="float" office:value="89.791376" calcext:value-type="float">
            <text:p>89.79</text:p>
          </table:table-cell>
          <table:table-cell table:style-name="ce18" office:value-type="float" office:value="55.408966" calcext:value-type="float">
            <text:p>55.41</text:p>
          </table:table-cell>
          <table:table-cell table:style-name="ce18" office:value-type="float" office:value="34.38241" calcext:value-type="float">
            <text:p>34.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261.6" calcext:value-type="float">
            <text:p>45261.6</text:p>
          </table:table-cell>
          <table:table-cell office:value-type="float" office:value="46928" calcext:value-type="float">
            <text:p>46928</text:p>
          </table:table-cell>
          <table:table-cell office:value-type="float" office:value="49559" calcext:value-type="float">
            <text:p>49559</text:p>
          </table:table-cell>
          <table:table-cell office:value-type="float" office:value="49473.3" calcext:value-type="float">
            <text:p>49473.3</text:p>
          </table:table-cell>
          <table:table-cell office:value-type="float" office:value="25020.5" calcext:value-type="float">
            <text:p>25020.5</text:p>
          </table:table-cell>
          <table:table-cell table:style-name="ce10" office:value-type="float" office:value="24665.5" calcext:value-type="float">
            <text:p>24665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089.8" calcext:value-type="float">
            <text:p>52089.8</text:p>
          </table:table-cell>
          <table:table-cell table:formula="of:=[.F6]/[.B14]" office:value-type="float" office:value="44.5108301433294" calcext:value-type="float">
            <text:p>44.51</text:p>
          </table:table-cell>
          <table:table-cell office:value-type="float" office:value="44.569655" calcext:value-type="float">
            <text:p>44.56965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8" office:value-type="float" office:value="71.930386" calcext:value-type="float">
            <text:p>71.93</text:p>
          </table:table-cell>
          <table:table-cell table:style-name="ce18" office:value-type="float" office:value="44.569655" calcext:value-type="float">
            <text:p>44.57</text:p>
          </table:table-cell>
          <table:table-cell table:style-name="ce18" office:value-type="float" office:value="27.360731" calcext:value-type="float">
            <text:p>27.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2061.5" calcext:value-type="float">
            <text:p>52061.5</text:p>
          </table:table-cell>
          <table:table-cell office:value-type="float" office:value="52960.9" calcext:value-type="float">
            <text:p>52960.9</text:p>
          </table:table-cell>
          <table:table-cell office:value-type="float" office:value="58313.3" calcext:value-type="float">
            <text:p>58313.3</text:p>
          </table:table-cell>
          <table:table-cell office:value-type="float" office:value="58783.2" calcext:value-type="float">
            <text:p>58783.2</text:p>
          </table:table-cell>
          <table:table-cell office:value-type="float" office:value="31049.9" calcext:value-type="float">
            <text:p>31049.9</text:p>
          </table:table-cell>
          <table:table-cell table:style-name="ce10" office:value-type="float" office:value="30581" calcext:value-type="float">
            <text:p>30581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372.6" calcext:value-type="float">
            <text:p>55372.6</text:p>
          </table:table-cell>
          <table:table-cell table:formula="of:=[.F6]/[.B15]" office:value-type="float" office:value="41.8719771150352" calcext:value-type="float">
            <text:p>41.87</text:p>
          </table:table-cell>
          <table:table-cell office:value-type="float" office:value="37.625648" calcext:value-type="float">
            <text:p>37.62564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8" office:value-type="float" office:value="60.554115" calcext:value-type="float">
            <text:p>60.55</text:p>
          </table:table-cell>
          <table:table-cell table:style-name="ce18" office:value-type="float" office:value="37.625648" calcext:value-type="float">
            <text:p>37.63</text:p>
          </table:table-cell>
          <table:table-cell table:style-name="ce18" office:value-type="float" office:value="22.928467" calcext:value-type="float">
            <text:p>22.9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5459.1" calcext:value-type="float">
            <text:p>55459.1</text:p>
          </table:table-cell>
          <table:table-cell office:value-type="float" office:value="55960" calcext:value-type="float">
            <text:p>55960</text:p>
          </table:table-cell>
          <table:table-cell office:value-type="float" office:value="62524.6" calcext:value-type="float">
            <text:p>62524.6</text:p>
          </table:table-cell>
          <table:table-cell office:value-type="float" office:value="62896.5" calcext:value-type="float">
            <text:p>62896.5</text:p>
          </table:table-cell>
          <table:table-cell office:value-type="float" office:value="37123.1" calcext:value-type="float">
            <text:p>37123.1</text:p>
          </table:table-cell>
          <table:table-cell table:style-name="ce10" office:value-type="float" office:value="36584.7" calcext:value-type="float">
            <text:p>36584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527" calcext:value-type="float">
            <text:p>56527</text:p>
          </table:table-cell>
          <table:table-cell table:formula="of:=[.F6]/[.B16]" office:value-type="float" office:value="41.016863445787" calcext:value-type="float">
            <text:p>41.02</text:p>
          </table:table-cell>
          <table:table-cell office:value-type="float" office:value="32.802805" calcext:value-type="float">
            <text:p>32.8028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8" office:value-type="float" office:value="52.622632" calcext:value-type="float">
            <text:p>52.62</text:p>
          </table:table-cell>
          <table:table-cell table:style-name="ce18" office:value-type="float" office:value="32.802805" calcext:value-type="float">
            <text:p>32.80</text:p>
          </table:table-cell>
          <table:table-cell table:style-name="ce18" office:value-type="float" office:value="19.819827" calcext:value-type="float">
            <text:p>19.8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7928.9" calcext:value-type="float">
            <text:p>57928.9</text:p>
          </table:table-cell>
          <table:table-cell office:value-type="float" office:value="58281.5" calcext:value-type="float">
            <text:p>58281.5</text:p>
          </table:table-cell>
          <table:table-cell office:value-type="float" office:value="65642" calcext:value-type="float">
            <text:p>65642</text:p>
          </table:table-cell>
          <table:table-cell office:value-type="float" office:value="66144.9" calcext:value-type="float">
            <text:p>66144.9</text:p>
          </table:table-cell>
          <table:table-cell office:value-type="float" office:value="42689.6" calcext:value-type="float">
            <text:p>42689.6</text:p>
          </table:table-cell>
          <table:table-cell table:style-name="ce10" office:value-type="float" office:value="42330.4" calcext:value-type="float">
            <text:p>4233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893.5" calcext:value-type="float">
            <text:p>59893.5</text:p>
          </table:table-cell>
          <table:table-cell table:formula="of:=[.F6]/[.B17]" office:value-type="float" office:value="38.7113833721522" calcext:value-type="float">
            <text:p>38.71</text:p>
          </table:table-cell>
          <table:table-cell office:value-type="float" office:value="30.038089" calcext:value-type="float">
            <text:p>30.03808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8" office:value-type="float" office:value="48.397468" calcext:value-type="float">
            <text:p>48.40</text:p>
          </table:table-cell>
          <table:table-cell table:style-name="ce18" office:value-type="float" office:value="30.038089" calcext:value-type="float">
            <text:p>30.04</text:p>
          </table:table-cell>
          <table:table-cell table:style-name="ce18" office:value-type="float" office:value="18.35938" calcext:value-type="float">
            <text:p>18.3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714.4" calcext:value-type="float">
            <text:p>59714.4</text:p>
          </table:table-cell>
          <table:table-cell office:value-type="float" office:value="60302.5" calcext:value-type="float">
            <text:p>60302.5</text:p>
          </table:table-cell>
          <table:table-cell office:value-type="float" office:value="68166.4" calcext:value-type="float">
            <text:p>68166.4</text:p>
          </table:table-cell>
          <table:table-cell office:value-type="float" office:value="68608.6" calcext:value-type="float">
            <text:p>68608.6</text:p>
          </table:table-cell>
          <table:table-cell office:value-type="float" office:value="47295.1" calcext:value-type="float">
            <text:p>47295.1</text:p>
          </table:table-cell>
          <table:table-cell table:style-name="ce10" office:value-type="float" office:value="46814" calcext:value-type="float">
            <text:p>46814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237.5" calcext:value-type="float">
            <text:p>62237.5</text:p>
          </table:table-cell>
          <table:table-cell table:formula="of:=[.F6]/[.B18]" office:value-type="float" office:value="37.2534282386021" calcext:value-type="float">
            <text:p>37.25</text:p>
          </table:table-cell>
          <table:table-cell office:value-type="float" office:value="27.636179" calcext:value-type="float">
            <text:p>27.63617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8" office:value-type="float" office:value="44.110377" calcext:value-type="float">
            <text:p>44.11</text:p>
          </table:table-cell>
          <table:table-cell table:style-name="ce18" office:value-type="float" office:value="27.636179" calcext:value-type="float">
            <text:p>27.64</text:p>
          </table:table-cell>
          <table:table-cell table:style-name="ce18" office:value-type="float" office:value="16.474198" calcext:value-type="float">
            <text:p>16.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802.5" calcext:value-type="float">
            <text:p>61802.5</text:p>
          </table:table-cell>
          <table:table-cell office:value-type="float" office:value="62368.3" calcext:value-type="float">
            <text:p>62368.3</text:p>
          </table:table-cell>
          <table:table-cell office:value-type="float" office:value="70859.2" calcext:value-type="float">
            <text:p>70859.2</text:p>
          </table:table-cell>
          <table:table-cell office:value-type="float" office:value="71188.9" calcext:value-type="float">
            <text:p>71188.9</text:p>
          </table:table-cell>
          <table:table-cell office:value-type="float" office:value="50991.5" calcext:value-type="float">
            <text:p>50991.5</text:p>
          </table:table-cell>
          <table:table-cell table:style-name="ce10" office:value-type="float" office:value="50349.5" calcext:value-type="float">
            <text:p>50349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772.9" calcext:value-type="float">
            <text:p>63772.9</text:p>
          </table:table-cell>
          <table:table-cell table:formula="of:=[.F6]/[.B19]" office:value-type="float" office:value="36.3565125625462" calcext:value-type="float">
            <text:p>36.36</text:p>
          </table:table-cell>
          <table:table-cell office:value-type="float" office:value="26.379294" calcext:value-type="float">
            <text:p>26.37929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8" office:value-type="float" office:value="41.414603" calcext:value-type="float">
            <text:p>41.41</text:p>
          </table:table-cell>
          <table:table-cell table:style-name="ce18" office:value-type="float" office:value="26.379294" calcext:value-type="float">
            <text:p>26.38</text:p>
          </table:table-cell>
          <table:table-cell table:style-name="ce18" office:value-type="float" office:value="15.035309" calcext:value-type="float">
            <text:p>15.0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3482.1" calcext:value-type="float">
            <text:p>63482.1</text:p>
          </table:table-cell>
          <table:table-cell office:value-type="float" office:value="63966.8" calcext:value-type="float">
            <text:p>63966.8</text:p>
          </table:table-cell>
          <table:table-cell office:value-type="float" office:value="72520.9" calcext:value-type="float">
            <text:p>72520.9</text:p>
          </table:table-cell>
          <table:table-cell office:value-type="float" office:value="72851" calcext:value-type="float">
            <text:p>72851</text:p>
          </table:table-cell>
          <table:table-cell office:value-type="float" office:value="56010.9" calcext:value-type="float">
            <text:p>56010.9</text:p>
          </table:table-cell>
          <table:table-cell table:style-name="ce10" office:value-type="float" office:value="55831" calcext:value-type="float">
            <text:p>55831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66.9" calcext:value-type="float">
            <text:p>64766.9</text:p>
          </table:table-cell>
          <table:table-cell table:formula="of:=[.F6]/[.B20]" office:value-type="float" office:value="35.7985365981697" calcext:value-type="float">
            <text:p>35.80</text:p>
          </table:table-cell>
          <table:table-cell office:value-type="float" office:value="25.62663" calcext:value-type="float">
            <text:p>25.6266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8" office:value-type="float" office:value="39.41846" calcext:value-type="float">
            <text:p>39.42</text:p>
          </table:table-cell>
          <table:table-cell table:style-name="ce18" office:value-type="float" office:value="25.62663" calcext:value-type="float">
            <text:p>25.63</text:p>
          </table:table-cell>
          <table:table-cell table:style-name="ce18" office:value-type="float" office:value="13.791831" calcext:value-type="float">
            <text:p>13.7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4636.5" calcext:value-type="float">
            <text:p>64636.5</text:p>
          </table:table-cell>
          <table:table-cell office:value-type="float" office:value="65069.6" calcext:value-type="float">
            <text:p>65069.6</text:p>
          </table:table-cell>
          <table:table-cell office:value-type="float" office:value="73669.4" calcext:value-type="float">
            <text:p>73669.4</text:p>
          </table:table-cell>
          <table:table-cell office:value-type="float" office:value="73741.7" calcext:value-type="float">
            <text:p>73741.7</text:p>
          </table:table-cell>
          <table:table-cell office:value-type="float" office:value="61519.2" calcext:value-type="float">
            <text:p>61519.2</text:p>
          </table:table-cell>
          <table:table-cell table:style-name="ce10" office:value-type="float" office:value="61050.2" calcext:value-type="float">
            <text:p>61050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396.8" calcext:value-type="float">
            <text:p>65396.8</text:p>
          </table:table-cell>
          <table:table-cell table:formula="of:=[.F6]/[.B21]" office:value-type="float" office:value="35.4537261762043" calcext:value-type="float">
            <text:p>35.45</text:p>
          </table:table-cell>
          <table:table-cell office:value-type="float" office:value="25.194585" calcext:value-type="float">
            <text:p>25.19458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8" office:value-type="float" office:value="38.043274" calcext:value-type="float">
            <text:p>38.04</text:p>
          </table:table-cell>
          <table:table-cell table:style-name="ce18" office:value-type="float" office:value="25.194585" calcext:value-type="float">
            <text:p>25.19</text:p>
          </table:table-cell>
          <table:table-cell table:style-name="ce18" office:value-type="float" office:value="12.848689" calcext:value-type="float">
            <text:p>12.8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5450.4" calcext:value-type="float">
            <text:p>65450.4</text:p>
          </table:table-cell>
          <table:table-cell office:value-type="float" office:value="65659.8" calcext:value-type="float">
            <text:p>65659.8</text:p>
          </table:table-cell>
          <table:table-cell office:value-type="float" office:value="74202.1" calcext:value-type="float">
            <text:p>74202.1</text:p>
          </table:table-cell>
          <table:table-cell office:value-type="float" office:value="74163.3" calcext:value-type="float">
            <text:p>74163.3</text:p>
          </table:table-cell>
          <table:table-cell office:value-type="float" office:value="64427.4" calcext:value-type="float">
            <text:p>64427.4</text:p>
          </table:table-cell>
          <table:table-cell table:style-name="ce10" office:value-type="float" office:value="64289.1" calcext:value-type="float">
            <text:p>64289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093.7" calcext:value-type="float">
            <text:p>66093.7</text:p>
          </table:table-cell>
          <table:table-cell table:formula="of:=[.F6]/[.B22]" office:value-type="float" office:value="35.079897781483" calcext:value-type="float">
            <text:p>35.08</text:p>
          </table:table-cell>
          <table:table-cell office:value-type="float" office:value="24.70847" calcext:value-type="float">
            <text:p>24.7084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8" office:value-type="float" office:value="36.659936" calcext:value-type="float">
            <text:p>36.66</text:p>
          </table:table-cell>
          <table:table-cell table:style-name="ce18" office:value-type="float" office:value="24.70847" calcext:value-type="float">
            <text:p>24.71</text:p>
          </table:table-cell>
          <table:table-cell table:style-name="ce18" office:value-type="float" office:value="11.951466" calcext:value-type="float">
            <text:p>11.9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6145.8" calcext:value-type="float">
            <text:p>66145.8</text:p>
          </table:table-cell>
          <table:table-cell office:value-type="float" office:value="66209.1" calcext:value-type="float">
            <text:p>66209.1</text:p>
          </table:table-cell>
          <table:table-cell office:value-type="float" office:value="74432.5" calcext:value-type="float">
            <text:p>74432.5</text:p>
          </table:table-cell>
          <table:table-cell office:value-type="float" office:value="74503.6" calcext:value-type="float">
            <text:p>74503.6</text:p>
          </table:table-cell>
          <table:table-cell office:value-type="float" office:value="66549.8" calcext:value-type="float">
            <text:p>66549.8</text:p>
          </table:table-cell>
          <table:table-cell table:style-name="ce10" office:value-type="float" office:value="66280.4" calcext:value-type="float">
            <text:p>66280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283" calcext:value-type="float">
            <text:p>66283</text:p>
          </table:table-cell>
          <table:table-cell table:formula="of:=[.F6]/[.B23]" office:value-type="float" office:value="34.9797118416487" calcext:value-type="float">
            <text:p>34.98</text:p>
          </table:table-cell>
          <table:table-cell office:value-type="float" office:value="24.740348" calcext:value-type="float">
            <text:p>24.74034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8" office:value-type="float" office:value="35.864631" calcext:value-type="float">
            <text:p>35.86</text:p>
          </table:table-cell>
          <table:table-cell table:style-name="ce18" office:value-type="float" office:value="24.740348" calcext:value-type="float">
            <text:p>24.74</text:p>
          </table:table-cell>
          <table:table-cell table:style-name="ce18" office:value-type="float" office:value="11.124283" calcext:value-type="float">
            <text:p>11.1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6337.4" calcext:value-type="float">
            <text:p>66337.4</text:p>
          </table:table-cell>
          <table:table-cell office:value-type="float" office:value="66343.3" calcext:value-type="float">
            <text:p>66343.3</text:p>
          </table:table-cell>
          <table:table-cell office:value-type="float" office:value="74314.9" calcext:value-type="float">
            <text:p>74314.9</text:p>
          </table:table-cell>
          <table:table-cell office:value-type="float" office:value="74386.3" calcext:value-type="float">
            <text:p>74386.3</text:p>
          </table:table-cell>
          <table:table-cell office:value-type="float" office:value="71372.7" calcext:value-type="float">
            <text:p>71372.7</text:p>
          </table:table-cell>
          <table:table-cell table:style-name="ce10" office:value-type="float" office:value="70941.1" calcext:value-type="float">
            <text:p>70941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351.8" calcext:value-type="float">
            <text:p>66351.8</text:p>
          </table:table-cell>
          <table:table-cell table:formula="of:=[.F6]/[.B24]" office:value-type="float" office:value="34.9434414740821" calcext:value-type="float">
            <text:p>34.94</text:p>
          </table:table-cell>
          <table:table-cell office:value-type="float" office:value="24.775877" calcext:value-type="float">
            <text:p>24.77587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8" office:value-type="float" office:value="35.229348" calcext:value-type="float">
            <text:p>35.23</text:p>
          </table:table-cell>
          <table:table-cell table:style-name="ce18" office:value-type="float" office:value="24.775877" calcext:value-type="float">
            <text:p>24.78</text:p>
          </table:table-cell>
          <table:table-cell table:style-name="ce18" office:value-type="float" office:value="10.453471" calcext:value-type="float">
            <text:p>10.4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6439.8" calcext:value-type="float">
            <text:p>66439.8</text:p>
          </table:table-cell>
          <table:table-cell office:value-type="float" office:value="66274.5" calcext:value-type="float">
            <text:p>66274.5</text:p>
          </table:table-cell>
          <table:table-cell office:value-type="float" office:value="74195" calcext:value-type="float">
            <text:p>74195</text:p>
          </table:table-cell>
          <table:table-cell office:value-type="float" office:value="74232.2" calcext:value-type="float">
            <text:p>74232.2</text:p>
          </table:table-cell>
          <table:table-cell office:value-type="float" office:value="76140.7" calcext:value-type="float">
            <text:p>76140.7</text:p>
          </table:table-cell>
          <table:table-cell table:style-name="ce10" office:value-type="float" office:value="75901.3" calcext:value-type="float">
            <text:p>75901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332.1" calcext:value-type="float">
            <text:p>66332.1</text:p>
          </table:table-cell>
          <table:table-cell table:formula="of:=[.F6]/[.B25]" office:value-type="float" office:value="34.9538193423697" calcext:value-type="float">
            <text:p>34.95</text:p>
          </table:table-cell>
          <table:table-cell office:value-type="float" office:value="24.885608" calcext:value-type="float">
            <text:p>24.88560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8" office:value-type="float" office:value="34.759989" calcext:value-type="float">
            <text:p>34.76</text:p>
          </table:table-cell>
          <table:table-cell table:style-name="ce18" office:value-type="float" office:value="24.885608" calcext:value-type="float">
            <text:p>24.89</text:p>
          </table:table-cell>
          <table:table-cell table:style-name="ce18" office:value-type="float" office:value="9.874381" calcext:value-type="float">
            <text:p>9.8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6417.5" calcext:value-type="float">
            <text:p>66417.5</text:p>
          </table:table-cell>
          <table:table-cell office:value-type="float" office:value="66115.8" calcext:value-type="float">
            <text:p>66115.8</text:p>
          </table:table-cell>
          <table:table-cell office:value-type="float" office:value="74067.2" calcext:value-type="float">
            <text:p>74067.2</text:p>
          </table:table-cell>
          <table:table-cell office:value-type="float" office:value="74154.5" calcext:value-type="float">
            <text:p>74154.5</text:p>
          </table:table-cell>
          <table:table-cell office:value-type="float" office:value="80702.4" calcext:value-type="float">
            <text:p>80702.4</text:p>
          </table:table-cell>
          <table:table-cell table:style-name="ce10" office:value-type="float" office:value="80628.7" calcext:value-type="float">
            <text:p>80628.7</text:p>
          </table:table-cell>
        </table:table-row>
        <table:table-row table:style-name="ro1">
          <table:table-cell/>
          <table:table-cell table:style-name="ce18"/>
          <table:table-cell/>
          <table:table-cell table:style-name="ce18"/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0147.9" calcext:value-type="float">
            <text:p>60147.9</text:p>
          </table:table-cell>
          <table:table-cell office:value-type="float" office:value="68931.9" calcext:value-type="float">
            <text:p>68931.9</text:p>
          </table:table-cell>
          <table:table-cell office:value-type="float" office:value="68761.9" calcext:value-type="float">
            <text:p>68761.9</text:p>
          </table:table-cell>
          <table:table-cell office:value-type="float" office:value="48382.1" calcext:value-type="float">
            <text:p>48382.1</text:p>
          </table:table-cell>
          <table:table-cell/>
        </table:table-row>
        <table:table-row table:style-name="ro1">
          <table:table-cell office:value-type="string" calcext:value-type="string">
            <text:p>Calculation For analyze</text:p>
          </table:table-cell>
          <table:table-cell/>
          <table:table-cell table:style-name="Default"/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60848.2" calcext:value-type="float">
            <text:p>60848.2</text:p>
          </table:table-cell>
          <table:table-cell office:value-type="float" office:value="62639.5" calcext:value-type="float">
            <text:p>62639.5</text:p>
          </table:table-cell>
          <table:table-cell office:value-type="float" office:value="70346.2" calcext:value-type="float">
            <text:p>70346.2</text:p>
          </table:table-cell>
          <table:table-cell office:value-type="float" office:value="69344.1" calcext:value-type="float">
            <text:p>69344.1</text:p>
          </table:table-cell>
          <table:table-cell office:value-type="float" office:value="41053.2" calcext:value-type="float">
            <text:p>41053.2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62249.7" calcext:value-type="float">
            <text:p>62249.7</text:p>
          </table:table-cell>
          <table:table-cell office:value-type="float" office:value="62890.8" calcext:value-type="float">
            <text:p>62890.8</text:p>
          </table:table-cell>
          <table:table-cell office:value-type="float" office:value="70713.4" calcext:value-type="float">
            <text:p>70713.4</text:p>
          </table:table-cell>
          <table:table-cell office:value-type="float" office:value="72182.8" calcext:value-type="float">
            <text:p>72182.8</text:p>
          </table:table-cell>
          <table:table-cell office:value-type="float" office:value="41588.5" calcext:value-type="float">
            <text:p>41588.5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4000000" calcext:value-type="float">
            <text:p>4,000,000</text:p>
          </table:table-cell>
          <table:table-cell table:style-name="Default" office:value-type="float" office:value="5" calcext:value-type="float">
            <text:p>5</text:p>
          </table:table-cell>
          <table:table-cell table:formula="of:=([.B29]*[.C29]*8)/1000000" office:value-type="float" office:value="160" calcext:value-type="float">
            <text:p>160</text:p>
          </table:table-cell>
          <table:table-cell table:style-name="ce7" office:value-type="float" office:value="5000" calcext:value-type="float">
            <text:p>5,000</text:p>
          </table:table-cell>
          <table:table-cell table:style-name="ce16" table:formula="of:=[.D29]*[.E29]" office:value-type="float" office:value="800000" calcext:value-type="float">
            <text:p>800,000.0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63191" calcext:value-type="float">
            <text:p>63191</text:p>
          </table:table-cell>
          <table:table-cell office:value-type="float" office:value="63196.4" calcext:value-type="float">
            <text:p>63196.4</text:p>
          </table:table-cell>
          <table:table-cell office:value-type="float" office:value="72026.3" calcext:value-type="float">
            <text:p>72026.3</text:p>
          </table:table-cell>
          <table:table-cell office:value-type="float" office:value="71897.2" calcext:value-type="float">
            <text:p>71897.2</text:p>
          </table:table-cell>
          <table:table-cell office:value-type="float" office:value="41751.5" calcext:value-type="float">
            <text:p>41751.5</text:p>
          </table:table-cell>
          <table:table-cell/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3"/>
          <table:table-cell office:value-type="float" office:value="40000000000" calcext:value-type="float">
            <text:p>4000000000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550.1" calcext:value-type="float">
            <text:p>63550.1</text:p>
          </table:table-cell>
          <table:table-cell office:value-type="float" office:value="64482.5" calcext:value-type="float">
            <text:p>64482.5</text:p>
          </table:table-cell>
          <table:table-cell office:value-type="float" office:value="73457.6" calcext:value-type="float">
            <text:p>73457.6</text:p>
          </table:table-cell>
          <table:table-cell office:value-type="float" office:value="70905.1" calcext:value-type="float">
            <text:p>70905.1</text:p>
          </table:table-cell>
          <table:table-cell office:value-type="float" office:value="39993.8" calcext:value-type="float">
            <text:p>39993.8</text:p>
          </table:table-cell>
          <table:table-cell/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64278.1" calcext:value-type="float">
            <text:p>64278.1</text:p>
          </table:table-cell>
          <table:table-cell office:value-type="float" office:value="64557.5" calcext:value-type="float">
            <text:p>64557.5</text:p>
          </table:table-cell>
          <table:table-cell office:value-type="float" office:value="73939.4" calcext:value-type="float">
            <text:p>73939.4</text:p>
          </table:table-cell>
          <table:table-cell office:value-type="float" office:value="73948.6" calcext:value-type="float">
            <text:p>73948.6</text:p>
          </table:table-cell>
          <table:table-cell office:value-type="float" office:value="43960.8" calcext:value-type="float">
            <text:p>43960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/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2"/>
          <table:table-cell table:formula="of:=[.D4]+[.D5]" office:value-type="float" office:value="463.712048" calcext:value-type="float">
            <text:p>463.712048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64082.3" calcext:value-type="float">
            <text:p>64082.3</text:p>
          </table:table-cell>
          <table:table-cell office:value-type="float" office:value="64347.7" calcext:value-type="float">
            <text:p>64347.7</text:p>
          </table:table-cell>
          <table:table-cell office:value-type="float" office:value="72433.2" calcext:value-type="float">
            <text:p>72433.2</text:p>
          </table:table-cell>
          <table:table-cell office:value-type="float" office:value="72871" calcext:value-type="float">
            <text:p>72871</text:p>
          </table:table-cell>
          <table:table-cell office:value-type="float" office:value="45263.7" calcext:value-type="float">
            <text:p>45263.7</text:p>
          </table:table-cell>
          <table:table-cell/>
        </table:table-row>
        <table:table-row table:style-name="ro3">
          <table:table-cell office:value-type="string" calcext:value-type="string">
            <text:p>DRAM-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63146.4" calcext:value-type="float">
            <text:p>63146.4</text:p>
          </table:table-cell>
          <table:table-cell office:value-type="float" office:value="63717.2" calcext:value-type="float">
            <text:p>63717.2</text:p>
          </table:table-cell>
          <table:table-cell office:value-type="float" office:value="72542.8" calcext:value-type="float">
            <text:p>72542.8</text:p>
          </table:table-cell>
          <table:table-cell office:value-type="float" office:value="71972.8" calcext:value-type="float">
            <text:p>71972.8</text:p>
          </table:table-cell>
          <table:table-cell office:value-type="float" office:value="44580.5" calcext:value-type="float">
            <text:p>44580.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95.4" calcext:value-type="float">
            <text:p>6895.4</text:p>
          </table:table-cell>
          <table:table-cell table:style-name="ce16"/>
          <table:table-cell table:style-name="ce16" table:formula="of:=[.F29]/[.B34]" office:value-type="float" office:value="116.019375235664" calcext:value-type="float">
            <text:p>116.02</text:p>
          </table:table-cell>
          <table:table-cell table:style-name="ce18"/>
          <table:table-cell table:style-name="ce18" office:value-type="float" office:value="127.538587" calcext:value-type="float">
            <text:p>127.54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65011.6" calcext:value-type="float">
            <text:p>65011.6</text:p>
          </table:table-cell>
          <table:table-cell office:value-type="float" office:value="64433.6" calcext:value-type="float">
            <text:p>64433.6</text:p>
          </table:table-cell>
          <table:table-cell office:value-type="float" office:value="72623.4" calcext:value-type="float">
            <text:p>72623.4</text:p>
          </table:table-cell>
          <table:table-cell office:value-type="float" office:value="72804.6" calcext:value-type="float">
            <text:p>72804.6</text:p>
          </table:table-cell>
          <table:table-cell office:value-type="float" office:value="45845" calcext:value-type="float">
            <text:p>458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31.7" calcext:value-type="float">
            <text:p>13231.7</text:p>
          </table:table-cell>
          <table:table-cell/>
          <table:table-cell table:style-name="ce18" table:formula="of:=[.F29]/[.B35]" office:value-type="float" office:value="60.4608629276661" calcext:value-type="float">
            <text:p>60.46</text:p>
          </table:table-cell>
          <table:table-cell table:style-name="ce18"/>
          <table:table-cell table:style-name="ce18" office:value-type="float" office:value="66.555125" calcext:value-type="float">
            <text:p>66.56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65482.3" calcext:value-type="float">
            <text:p>65482.3</text:p>
          </table:table-cell>
          <table:table-cell office:value-type="float" office:value="64919.1" calcext:value-type="float">
            <text:p>64919.1</text:p>
          </table:table-cell>
          <table:table-cell office:value-type="float" office:value="73159.7" calcext:value-type="float">
            <text:p>73159.7</text:p>
          </table:table-cell>
          <table:table-cell office:value-type="float" office:value="72685.3" calcext:value-type="float">
            <text:p>72685.3</text:p>
          </table:table-cell>
          <table:table-cell office:value-type="float" office:value="46598.2" calcext:value-type="float">
            <text:p>46598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502.7" calcext:value-type="float">
            <text:p>19502.7</text:p>
          </table:table-cell>
          <table:table-cell/>
          <table:table-cell table:style-name="ce18" table:formula="of:=[.F29]/[.B36]" office:value-type="float" office:value="41.0199613386864" calcext:value-type="float">
            <text:p>41.02</text:p>
          </table:table-cell>
          <table:table-cell table:style-name="ce18"/>
          <table:table-cell table:style-name="ce18" office:value-type="float" office:value="44.883392" calcext:value-type="float">
            <text:p>44.88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65258.1" calcext:value-type="float">
            <text:p>65258.1</text:p>
          </table:table-cell>
          <table:table-cell office:value-type="float" office:value="65319.1" calcext:value-type="float">
            <text:p>65319.1</text:p>
          </table:table-cell>
          <table:table-cell office:value-type="float" office:value="73617.1" calcext:value-type="float">
            <text:p>73617.1</text:p>
          </table:table-cell>
          <table:table-cell office:value-type="float" office:value="73489.2" calcext:value-type="float">
            <text:p>73489.2</text:p>
          </table:table-cell>
          <table:table-cell office:value-type="float" office:value="50438.1" calcext:value-type="float">
            <text:p>50438.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413.1" calcext:value-type="float">
            <text:p>25413.1</text:p>
          </table:table-cell>
          <table:table-cell/>
          <table:table-cell table:style-name="ce18" table:formula="of:=[.F29]/[.B37]" office:value-type="float" office:value="31.4798273331471" calcext:value-type="float">
            <text:p>31.48</text:p>
          </table:table-cell>
          <table:table-cell table:style-name="ce18"/>
          <table:table-cell table:style-name="ce18" office:value-type="float" office:value="34.38241" calcext:value-type="float">
            <text:p>34.38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65184" calcext:value-type="float">
            <text:p>65184</text:p>
          </table:table-cell>
          <table:table-cell office:value-type="float" office:value="66168" calcext:value-type="float">
            <text:p>66168</text:p>
          </table:table-cell>
          <table:table-cell office:value-type="float" office:value="73662.4" calcext:value-type="float">
            <text:p>73662.4</text:p>
          </table:table-cell>
          <table:table-cell office:value-type="float" office:value="73764.4" calcext:value-type="float">
            <text:p>73764.4</text:p>
          </table:table-cell>
          <table:table-cell office:value-type="float" office:value="50320.8" calcext:value-type="float">
            <text:p>50320.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550.7" calcext:value-type="float">
            <text:p>31550.7</text:p>
          </table:table-cell>
          <table:table-cell/>
          <table:table-cell table:style-name="ce18" table:formula="of:=[.F29]/[.B38]" office:value-type="float" office:value="25.356014288114" calcext:value-type="float">
            <text:p>25.36</text:p>
          </table:table-cell>
          <table:table-cell table:style-name="ce18"/>
          <table:table-cell table:style-name="ce18" office:value-type="float" office:value="27.360731" calcext:value-type="float">
            <text:p>27.36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65946.9" calcext:value-type="float">
            <text:p>65946.9</text:p>
          </table:table-cell>
          <table:table-cell office:value-type="float" office:value="65732.4" calcext:value-type="float">
            <text:p>65732.4</text:p>
          </table:table-cell>
          <table:table-cell office:value-type="float" office:value="73506.9" calcext:value-type="float">
            <text:p>73506.9</text:p>
          </table:table-cell>
          <table:table-cell office:value-type="float" office:value="73764.4" calcext:value-type="float">
            <text:p>73764.4</text:p>
          </table:table-cell>
          <table:table-cell office:value-type="float" office:value="55436.2" calcext:value-type="float">
            <text:p>55436.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725.3" calcext:value-type="float">
            <text:p>37725.3</text:p>
          </table:table-cell>
          <table:table-cell/>
          <table:table-cell table:style-name="ce18" table:formula="of:=[.F29]/[.B39]" office:value-type="float" office:value="21.2059281172052" calcext:value-type="float">
            <text:p>21.21</text:p>
          </table:table-cell>
          <table:table-cell table:style-name="ce18"/>
          <table:table-cell table:style-name="ce18" office:value-type="float" office:value="22.928467" calcext:value-type="float">
            <text:p>22.93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65557.8" calcext:value-type="float">
            <text:p>65557.8</text:p>
          </table:table-cell>
          <table:table-cell office:value-type="float" office:value="66379.4" calcext:value-type="float">
            <text:p>66379.4</text:p>
          </table:table-cell>
          <table:table-cell office:value-type="float" office:value="74085.8" calcext:value-type="float">
            <text:p>74085.8</text:p>
          </table:table-cell>
          <table:table-cell office:value-type="float" office:value="73766.5" calcext:value-type="float">
            <text:p>73766.5</text:p>
          </table:table-cell>
          <table:table-cell office:value-type="float" office:value="51786.3" calcext:value-type="float">
            <text:p>51786.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686.7" calcext:value-type="float">
            <text:p>43686.7</text:p>
          </table:table-cell>
          <table:table-cell/>
          <table:table-cell table:style-name="ce18" table:formula="of:=[.F29]/[.B40]" office:value-type="float" office:value="18.3122094367393" calcext:value-type="float">
            <text:p>18.31</text:p>
          </table:table-cell>
          <table:table-cell table:style-name="ce18"/>
          <table:table-cell table:style-name="ce18" office:value-type="float" office:value="19.819827" calcext:value-type="float">
            <text:p>19.82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65469.5" calcext:value-type="float">
            <text:p>65469.5</text:p>
          </table:table-cell>
          <table:table-cell office:value-type="float" office:value="66167.3" calcext:value-type="float">
            <text:p>66167.3</text:p>
          </table:table-cell>
          <table:table-cell office:value-type="float" office:value="74397.9" calcext:value-type="float">
            <text:p>74397.9</text:p>
          </table:table-cell>
          <table:table-cell office:value-type="float" office:value="74172.6" calcext:value-type="float">
            <text:p>74172.6</text:p>
          </table:table-cell>
          <table:table-cell office:value-type="float" office:value="57583.4" calcext:value-type="float">
            <text:p>57583.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440.8" calcext:value-type="float">
            <text:p>48440.8</text:p>
          </table:table-cell>
          <table:table-cell/>
          <table:table-cell table:style-name="ce18" table:formula="of:=[.F29]/[.B41]" office:value-type="float" office:value="16.5150038810259" calcext:value-type="float">
            <text:p>16.52</text:p>
          </table:table-cell>
          <table:table-cell table:style-name="ce18"/>
          <table:table-cell table:style-name="ce18" office:value-type="float" office:value="18.35938" calcext:value-type="float">
            <text:p>18.36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65943.6" calcext:value-type="float">
            <text:p>65943.6</text:p>
          </table:table-cell>
          <table:table-cell office:value-type="float" office:value="64604.8" calcext:value-type="float">
            <text:p>64604.8</text:p>
          </table:table-cell>
          <table:table-cell office:value-type="float" office:value="74232.2" calcext:value-type="float">
            <text:p>74232.2</text:p>
          </table:table-cell>
          <table:table-cell office:value-type="float" office:value="72558" calcext:value-type="float">
            <text:p>72558</text:p>
          </table:table-cell>
          <table:table-cell office:value-type="float" office:value="48166.8" calcext:value-type="float">
            <text:p>48166.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649.2" calcext:value-type="float">
            <text:p>51649.2</text:p>
          </table:table-cell>
          <table:table-cell/>
          <table:table-cell table:style-name="ce18" table:formula="of:=[.F29]/[.B42]" office:value-type="float" office:value="15.4891072853016" calcext:value-type="float">
            <text:p>15.49</text:p>
          </table:table-cell>
          <table:table-cell table:style-name="ce18"/>
          <table:table-cell table:style-name="ce18" office:value-type="float" office:value="16.474198" calcext:value-type="float">
            <text:p>16.4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225" calcext:value-type="float">
            <text:p>57225</text:p>
          </table:table-cell>
          <table:table-cell/>
          <table:table-cell table:style-name="ce18" table:formula="of:=[.F29]/[.B43]" office:value-type="float" office:value="13.9799038881608" calcext:value-type="float">
            <text:p>13.98</text:p>
          </table:table-cell>
          <table:table-cell table:style-name="ce18"/>
          <table:table-cell table:style-name="ce18" office:value-type="float" office:value="15.035309" calcext:value-type="float">
            <text:p>15.04</text:p>
          </table:table-cell>
          <table:table-cell table:number-columns-repeated="7"/>
          <table:table-cell office:value-type="string" calcext:value-type="string">
            <text:p>nye tidsmålinger etter tilbakemelding fra xing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227.7" calcext:value-type="float">
            <text:p>62227.7</text:p>
          </table:table-cell>
          <table:table-cell/>
          <table:table-cell table:style-name="ce18" table:formula="of:=[.F29]/[.B44]" office:value-type="float" office:value="12.8560110690255" calcext:value-type="float">
            <text:p>12.86</text:p>
          </table:table-cell>
          <table:table-cell table:style-name="ce18"/>
          <table:table-cell table:style-name="ce18" office:value-type="float" office:value="13.791831" calcext:value-type="float">
            <text:p>13.79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044.2" calcext:value-type="float">
            <text:p>66044.2</text:p>
          </table:table-cell>
          <table:table-cell/>
          <table:table-cell table:style-name="ce18" table:formula="of:=[.F29]/[.B45]" office:value-type="float" office:value="12.1131000148385" calcext:value-type="float">
            <text:p>12.11</text:p>
          </table:table-cell>
          <table:table-cell table:style-name="ce18"/>
          <table:table-cell table:style-name="ce18" office:value-type="float" office:value="12.848689" calcext:value-type="float">
            <text:p>12.85</text:p>
          </table:table-cell>
          <table:table-cell table:number-columns-repeated="8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842.9" calcext:value-type="float">
            <text:p>67842.9</text:p>
          </table:table-cell>
          <table:table-cell/>
          <table:table-cell table:style-name="ce18" table:formula="of:=[.F29]/[.B46]" office:value-type="float" office:value="11.7919487521907" calcext:value-type="float">
            <text:p>11.79</text:p>
          </table:table-cell>
          <table:table-cell table:style-name="ce18"/>
          <table:table-cell table:style-name="ce18" office:value-type="float" office:value="11.951466" calcext:value-type="float">
            <text:p>11.9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style-name="ce10" office:value-type="float" office:value="66666.2" calcext:value-type="float">
            <text:p>66666.2</text:p>
          </table:table-cell>
          <table:table-cell table:style-name="ce10" office:value-type="float" office:value="66353.8" calcext:value-type="float">
            <text:p>66353.8</text:p>
          </table:table-cell>
          <table:table-cell table:style-name="ce10" office:value-type="float" office:value="74338" calcext:value-type="float">
            <text:p>74338.0</text:p>
          </table:table-cell>
          <table:table-cell table:style-name="ce10" office:value-type="float" office:value="74414.4" calcext:value-type="float">
            <text:p>74414.4</text:p>
          </table:table-cell>
          <table:table-cell table:style-name="ce10" office:value-type="float" office:value="80628.7" calcext:value-type="float">
            <text:p>80628.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694.7" calcext:value-type="float">
            <text:p>72694.7</text:p>
          </table:table-cell>
          <table:table-cell/>
          <table:table-cell table:style-name="ce18" table:formula="of:=[.F29]/[.B47]" office:value-type="float" office:value="11.0049288325009" calcext:value-type="float">
            <text:p>11.00</text:p>
          </table:table-cell>
          <table:table-cell table:style-name="ce18"/>
          <table:table-cell table:style-name="ce18" office:value-type="float" office:value="11.124283" calcext:value-type="float">
            <text:p>11.1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style-name="ce10" office:value-type="float" office:value="66660.9" calcext:value-type="float">
            <text:p>66660.9</text:p>
          </table:table-cell>
          <table:table-cell table:style-name="ce10" office:value-type="float" office:value="66491.8" calcext:value-type="float">
            <text:p>66491.8</text:p>
          </table:table-cell>
          <table:table-cell table:style-name="ce10" office:value-type="float" office:value="74481" calcext:value-type="float">
            <text:p>74481.0</text:p>
          </table:table-cell>
          <table:table-cell table:style-name="ce10" office:value-type="float" office:value="74467.2" calcext:value-type="float">
            <text:p>74467.2</text:p>
          </table:table-cell>
          <table:table-cell table:style-name="ce10" office:value-type="float" office:value="75901.3" calcext:value-type="float">
            <text:p>75901.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677.7" calcext:value-type="float">
            <text:p>77677.7</text:p>
          </table:table-cell>
          <table:table-cell/>
          <table:table-cell table:style-name="ce18" table:formula="of:=[.F29]/[.B48]" office:value-type="float" office:value="10.2989661125394" calcext:value-type="float">
            <text:p>10.30</text:p>
          </table:table-cell>
          <table:table-cell table:style-name="ce18"/>
          <table:table-cell table:style-name="ce18" office:value-type="float" office:value="10.453471" calcext:value-type="float">
            <text:p>10.45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style-name="ce10" office:value-type="float" office:value="66694" calcext:value-type="float">
            <text:p>66694.0</text:p>
          </table:table-cell>
          <table:table-cell table:style-name="ce10" office:value-type="float" office:value="66559.1" calcext:value-type="float">
            <text:p>66559.1</text:p>
          </table:table-cell>
          <table:table-cell table:style-name="ce10" office:value-type="float" office:value="74629" calcext:value-type="float">
            <text:p>74629.0</text:p>
          </table:table-cell>
          <table:table-cell table:style-name="ce10" office:value-type="float" office:value="74584.7" calcext:value-type="float">
            <text:p>74584.7</text:p>
          </table:table-cell>
          <table:table-cell table:style-name="ce10" office:value-type="float" office:value="70941.1" calcext:value-type="float">
            <text:p>70941.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705.5" calcext:value-type="float">
            <text:p>82705.5</text:p>
          </table:table-cell>
          <table:table-cell table:style-name="Default"/>
          <table:table-cell table:style-name="ce16" table:formula="of:=[.F29]/[.B49]" office:value-type="float" office:value="9.67287544359202" calcext:value-type="float">
            <text:p>9.67</text:p>
          </table:table-cell>
          <table:table-cell/>
          <table:table-cell table:style-name="ce18" office:value-type="float" office:value="9.874381" calcext:value-type="float">
            <text:p>9.87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style-name="ce10" office:value-type="float" office:value="66340.6" calcext:value-type="float">
            <text:p>66340.6</text:p>
          </table:table-cell>
          <table:table-cell table:style-name="ce10" office:value-type="float" office:value="66368.2" calcext:value-type="float">
            <text:p>66368.2</text:p>
          </table:table-cell>
          <table:table-cell table:style-name="ce10" office:value-type="float" office:value="74727" calcext:value-type="float">
            <text:p>74727.0</text:p>
          </table:table-cell>
          <table:table-cell table:style-name="ce10" office:value-type="float" office:value="74650" calcext:value-type="float">
            <text:p>74650.0</text:p>
          </table:table-cell>
          <table:table-cell table:style-name="ce10" office:value-type="float" office:value="66280.4" calcext:value-type="float">
            <text:p>6628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2" calcext:value-type="float">
            <text:p>12</text:p>
          </table:table-cell>
          <table:table-cell table:style-name="ce10" office:value-type="float" office:value="65713.8" calcext:value-type="float">
            <text:p>65713.8</text:p>
          </table:table-cell>
          <table:table-cell table:style-name="ce10" office:value-type="float" office:value="65751.7" calcext:value-type="float">
            <text:p>65751.7</text:p>
          </table:table-cell>
          <table:table-cell table:style-name="ce10" office:value-type="float" office:value="74096.7" calcext:value-type="float">
            <text:p>74096.7</text:p>
          </table:table-cell>
          <table:table-cell table:style-name="ce10" office:value-type="float" office:value="74255.2" calcext:value-type="float">
            <text:p>74255.2</text:p>
          </table:table-cell>
          <table:table-cell table:style-name="ce10" office:value-type="float" office:value="64289.1" calcext:value-type="float">
            <text:p>64289.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1" calcext:value-type="float">
            <text:p>11</text:p>
          </table:table-cell>
          <table:table-cell table:style-name="ce10" office:value-type="float" office:value="65022.3" calcext:value-type="float">
            <text:p>65022.3</text:p>
          </table:table-cell>
          <table:table-cell table:style-name="ce10" office:value-type="float" office:value="65194.7" calcext:value-type="float">
            <text:p>65194.7</text:p>
          </table:table-cell>
          <table:table-cell table:style-name="ce10" office:value-type="float" office:value="73898.1" calcext:value-type="float">
            <text:p>73898.1</text:p>
          </table:table-cell>
          <table:table-cell table:style-name="ce10" office:value-type="float" office:value="74032.9" calcext:value-type="float">
            <text:p>74032.9</text:p>
          </table:table-cell>
          <table:table-cell table:style-name="ce10" office:value-type="float" office:value="61050.2" calcext:value-type="float">
            <text:p>61050.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0" calcext:value-type="float">
            <text:p>10</text:p>
          </table:table-cell>
          <table:table-cell table:style-name="ce10" office:value-type="float" office:value="63757.8" calcext:value-type="float">
            <text:p>63757.8</text:p>
          </table:table-cell>
          <table:table-cell table:style-name="ce10" office:value-type="float" office:value="63951" calcext:value-type="float">
            <text:p>63951.0</text:p>
          </table:table-cell>
          <table:table-cell table:style-name="ce10" office:value-type="float" office:value="72837.8" calcext:value-type="float">
            <text:p>72837.8</text:p>
          </table:table-cell>
          <table:table-cell table:style-name="ce10" office:value-type="float" office:value="72917.5" calcext:value-type="float">
            <text:p>72917.5</text:p>
          </table:table-cell>
          <table:table-cell table:style-name="ce10" office:value-type="float" office:value="55831" calcext:value-type="float">
            <text:p>55831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9" calcext:value-type="float">
            <text:p>9</text:p>
          </table:table-cell>
          <table:table-cell table:style-name="ce10" office:value-type="float" office:value="62273.9" calcext:value-type="float">
            <text:p>62273.9</text:p>
          </table:table-cell>
          <table:table-cell table:style-name="ce10" office:value-type="float" office:value="62480.3" calcext:value-type="float">
            <text:p>62480.3</text:p>
          </table:table-cell>
          <table:table-cell table:style-name="ce10" office:value-type="float" office:value="71330.7" calcext:value-type="float">
            <text:p>71330.7</text:p>
          </table:table-cell>
          <table:table-cell table:style-name="ce10" office:value-type="float" office:value="71492.3" calcext:value-type="float">
            <text:p>71492.3</text:p>
          </table:table-cell>
          <table:table-cell table:style-name="ce10" office:value-type="float" office:value="50349.5" calcext:value-type="float">
            <text:p>50349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8" calcext:value-type="float">
            <text:p>8</text:p>
          </table:table-cell>
          <table:table-cell table:style-name="ce10" office:value-type="float" office:value="60062.3" calcext:value-type="float">
            <text:p>60062.3</text:p>
          </table:table-cell>
          <table:table-cell table:style-name="ce10" office:value-type="float" office:value="60373" calcext:value-type="float">
            <text:p>60373.0</text:p>
          </table:table-cell>
          <table:table-cell table:style-name="ce10" office:value-type="float" office:value="68207" calcext:value-type="float">
            <text:p>68207.0</text:p>
          </table:table-cell>
          <table:table-cell table:style-name="ce10" office:value-type="float" office:value="68511.1" calcext:value-type="float">
            <text:p>68511.1</text:p>
          </table:table-cell>
          <table:table-cell table:style-name="ce10" office:value-type="float" office:value="46814" calcext:value-type="float">
            <text:p>46814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7" calcext:value-type="float">
            <text:p>7</text:p>
          </table:table-cell>
          <table:table-cell table:style-name="ce10" office:value-type="float" office:value="58049.1" calcext:value-type="float">
            <text:p>58049.1</text:p>
          </table:table-cell>
          <table:table-cell table:style-name="ce10" office:value-type="float" office:value="58420" calcext:value-type="float">
            <text:p>58420.0</text:p>
          </table:table-cell>
          <table:table-cell table:style-name="ce10" office:value-type="float" office:value="66026.9" calcext:value-type="float">
            <text:p>66026.9</text:p>
          </table:table-cell>
          <table:table-cell table:style-name="ce10" office:value-type="float" office:value="66531.4" calcext:value-type="float">
            <text:p>66531.4</text:p>
          </table:table-cell>
          <table:table-cell table:style-name="ce10" office:value-type="float" office:value="42330.4" calcext:value-type="float">
            <text:p>4233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6" calcext:value-type="float">
            <text:p>6</text:p>
          </table:table-cell>
          <table:table-cell table:style-name="ce10" office:value-type="float" office:value="55561.5" calcext:value-type="float">
            <text:p>55561.5</text:p>
          </table:table-cell>
          <table:table-cell table:style-name="ce10" office:value-type="float" office:value="55895.2" calcext:value-type="float">
            <text:p>55895.2</text:p>
          </table:table-cell>
          <table:table-cell table:style-name="ce10" office:value-type="float" office:value="62483.8" calcext:value-type="float">
            <text:p>62483.8</text:p>
          </table:table-cell>
          <table:table-cell table:style-name="ce10" office:value-type="float" office:value="62977.5" calcext:value-type="float">
            <text:p>62977.5</text:p>
          </table:table-cell>
          <table:table-cell table:style-name="ce10" office:value-type="float" office:value="36584.7" calcext:value-type="float">
            <text:p>36584.7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5" calcext:value-type="float">
            <text:p>5</text:p>
          </table:table-cell>
          <table:table-cell table:style-name="ce10" office:value-type="float" office:value="52385" calcext:value-type="float">
            <text:p>52385.0</text:p>
          </table:table-cell>
          <table:table-cell table:style-name="ce10" office:value-type="float" office:value="52877" calcext:value-type="float">
            <text:p>52877.0</text:p>
          </table:table-cell>
          <table:table-cell table:style-name="ce10" office:value-type="float" office:value="58354.5" calcext:value-type="float">
            <text:p>58354.5</text:p>
          </table:table-cell>
          <table:table-cell table:style-name="ce10" office:value-type="float" office:value="58669.5" calcext:value-type="float">
            <text:p>58669.5</text:p>
          </table:table-cell>
          <table:table-cell table:style-name="ce10" office:value-type="float" office:value="30581" calcext:value-type="float">
            <text:p>30581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4" calcext:value-type="float">
            <text:p>4</text:p>
          </table:table-cell>
          <table:table-cell table:style-name="ce10" office:value-type="float" office:value="45432.5" calcext:value-type="float">
            <text:p>45432.5</text:p>
          </table:table-cell>
          <table:table-cell table:style-name="ce10" office:value-type="float" office:value="46682.5" calcext:value-type="float">
            <text:p>46682.5</text:p>
          </table:table-cell>
          <table:table-cell table:style-name="ce10" office:value-type="float" office:value="49615.4" calcext:value-type="float">
            <text:p>49615.4</text:p>
          </table:table-cell>
          <table:table-cell table:style-name="ce10" office:value-type="float" office:value="49386.9" calcext:value-type="float">
            <text:p>49386.9</text:p>
          </table:table-cell>
          <table:table-cell table:style-name="ce10" office:value-type="float" office:value="24665.5" calcext:value-type="float">
            <text:p>24665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3" calcext:value-type="float">
            <text:p>3</text:p>
          </table:table-cell>
          <table:table-cell table:style-name="ce10" office:value-type="float" office:value="35123.2" calcext:value-type="float">
            <text:p>35123.2</text:p>
          </table:table-cell>
          <table:table-cell table:style-name="ce10" office:value-type="float" office:value="36222.2" calcext:value-type="float">
            <text:p>36222.2</text:p>
          </table:table-cell>
          <table:table-cell table:style-name="ce10" office:value-type="float" office:value="38081.9" calcext:value-type="float">
            <text:p>38081.9</text:p>
          </table:table-cell>
          <table:table-cell table:style-name="ce10" office:value-type="float" office:value="37902.2" calcext:value-type="float">
            <text:p>37902.2</text:p>
          </table:table-cell>
          <table:table-cell table:style-name="ce10" office:value-type="float" office:value="18702.4" calcext:value-type="float">
            <text:p>18702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2" calcext:value-type="float">
            <text:p>2</text:p>
          </table:table-cell>
          <table:table-cell table:style-name="ce10" office:value-type="float" office:value="24126.9" calcext:value-type="float">
            <text:p>24126.9</text:p>
          </table:table-cell>
          <table:table-cell table:style-name="ce10" office:value-type="float" office:value="24996.5" calcext:value-type="float">
            <text:p>24996.5</text:p>
          </table:table-cell>
          <table:table-cell table:style-name="ce10" office:value-type="float" office:value="26259.4" calcext:value-type="float">
            <text:p>26259.4</text:p>
          </table:table-cell>
          <table:table-cell table:style-name="ce10" office:value-type="float" office:value="25715.4" calcext:value-type="float">
            <text:p>25715.4</text:p>
          </table:table-cell>
          <table:table-cell table:style-name="ce10" office:value-type="float" office:value="12920.5" calcext:value-type="float">
            <text:p>12920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" calcext:value-type="float">
            <text:p>1</text:p>
          </table:table-cell>
          <table:table-cell table:style-name="ce10" office:value-type="float" office:value="12447.7" calcext:value-type="float">
            <text:p>12447.7</text:p>
          </table:table-cell>
          <table:table-cell table:style-name="ce10" office:value-type="float" office:value="12887.6" calcext:value-type="float">
            <text:p>12887.6</text:p>
          </table:table-cell>
          <table:table-cell table:style-name="ce10" office:value-type="float" office:value="13596.3" calcext:value-type="float">
            <text:p>13596.3</text:p>
          </table:table-cell>
          <table:table-cell table:style-name="ce10" office:value-type="float" office:value="13613" calcext:value-type="float">
            <text:p>13613.0</text:p>
          </table:table-cell>
          <table:table-cell table:style-name="ce10" office:value-type="float" office:value="6611.8" calcext:value-type="float">
            <text:p>6611.8</text:p>
          </table:table-cell>
          <table:table-cell/>
        </table:table-row>
      </table:table>
      <table:table table:name="NVM" table:style-name="ta1">
        <table:table-column table:style-name="co1" table:default-cell-style-name="Default"/>
        <table:table-column table:style-name="co2" table:default-cell-style-name="ce18"/>
        <table:table-column table:style-name="co1" table:number-columns-repeated="2" table:default-cell-style-name="ce18"/>
        <table:table-column table:style-name="co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Calculation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80000000000" calcext:value-type="float">
            <text:p>80,000,000,000.00</text:p>
          </table:table-cell>
          <table:table-cell table:style-name="ce16" table:formula="of:=([.E4]*8)/1000000" office:value-type="float" office:value="640000" calcext:value-type="float">
            <text:p>640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239820030000" calcext:value-type="float">
            <text:p>239,820,030,000.00</text:p>
          </table:table-cell>
          <table:table-cell table:style-name="ce16" table:formula="of:=([.E5]*8)/1000000" office:value-type="float" office:value="1918560.24" calcext:value-type="float">
            <text:p>1,918,560.24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n*nodes*(edges*1.5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99.606" calcext:value-type="float">
            <text:p>63599.61</text:p>
          </table:table-cell>
          <table:table-cell table:formula="of:=([.F4]+[.F5])/[.B10]" office:value-type="float" office:value="40.2291838097236" calcext:value-type="float">
            <text:p>40.23</text:p>
          </table:table-cell>
          <table:table-cell office:value-type="float" office:value="25.346974" calcext:value-type="float">
            <text:p>25.3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17.8735" calcext:value-type="float">
            <text:p>59717.87</text:p>
          </table:table-cell>
          <table:table-cell table:formula="of:=([.F4]+[.F5])/[.B11]" office:value-type="float" office:value="42.84412839985" calcext:value-type="float">
            <text:p>42.84</text:p>
          </table:table-cell>
          <table:table-cell office:value-type="float" office:value="26.224467" calcext:value-type="float">
            <text:p>26.2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935.536" calcext:value-type="float">
            <text:p>55935.54</text:p>
          </table:table-cell>
          <table:table-cell table:formula="of:=([.F4]+[.F5])/[.B12]" office:value-type="float" office:value="45.7412304049433" calcext:value-type="float">
            <text:p>45.74</text:p>
          </table:table-cell>
          <table:table-cell office:value-type="float" office:value="26.695213" calcext:value-type="float">
            <text:p>26.7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77.3675" calcext:value-type="float">
            <text:p>52177.37</text:p>
          </table:table-cell>
          <table:table-cell table:formula="of:=([.F4]+[.F5])/[.B13]" office:value-type="float" office:value="49.0358245842894" calcext:value-type="float">
            <text:p>49.04</text:p>
          </table:table-cell>
          <table:table-cell office:value-type="float" office:value="27.590932" calcext:value-type="float">
            <text:p>27.5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39.0115" calcext:value-type="float">
            <text:p>47839.01</text:p>
          </table:table-cell>
          <table:table-cell table:formula="of:=([.F4]+[.F5])/[.B14]" office:value-type="float" office:value="53.4827154612089" calcext:value-type="float">
            <text:p>53.48</text:p>
          </table:table-cell>
          <table:table-cell office:value-type="float" office:value="28.424609" calcext:value-type="float">
            <text:p>28.4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94.7" calcext:value-type="float">
            <text:p>44094.70</text:p>
          </table:table-cell>
          <table:table-cell table:formula="of:=([.F4]+[.F5])/[.B15]" office:value-type="float" office:value="58.0242124336939" calcext:value-type="float">
            <text:p>58.02</text:p>
          </table:table-cell>
          <table:table-cell office:value-type="float" office:value="30.282863" calcext:value-type="float">
            <text:p>30.2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3.3875" calcext:value-type="float">
            <text:p>39483.39</text:p>
          </table:table-cell>
          <table:table-cell table:formula="of:=([.F4]+[.F5])/[.B16]" office:value-type="float" office:value="64.8009302646588" calcext:value-type="float">
            <text:p>64.80</text:p>
          </table:table-cell>
          <table:table-cell office:value-type="float" office:value="31.425037" calcext:value-type="float">
            <text:p>31.4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96.483" calcext:value-type="float">
            <text:p>35796.48</text:p>
          </table:table-cell>
          <table:table-cell table:formula="of:=([.F4]+[.F5])/[.B17]" office:value-type="float" office:value="71.475184866625" calcext:value-type="float">
            <text:p>71.48</text:p>
          </table:table-cell>
          <table:table-cell office:value-type="float" office:value="34.174107" calcext:value-type="float">
            <text:p>34.1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54.2645" calcext:value-type="float">
            <text:p>31454.26</text:p>
          </table:table-cell>
          <table:table-cell table:formula="of:=([.F4]+[.F5])/[.B18]" office:value-type="float" office:value="81.3422370756754" calcext:value-type="float">
            <text:p>81.34</text:p>
          </table:table-cell>
          <table:table-cell office:value-type="float" office:value="40.103049" calcext:value-type="float">
            <text:p>40.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21.0415" calcext:value-type="float">
            <text:p>27021.04</text:p>
          </table:table-cell>
          <table:table-cell table:formula="of:=([.F4]+[.F5])/[.B19]" office:value-type="float" office:value="94.6876988438806" calcext:value-type="float">
            <text:p>94.69</text:p>
          </table:table-cell>
          <table:table-cell office:value-type="float" office:value="43.692208" calcext:value-type="float">
            <text:p>43.69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10.984" calcext:value-type="float">
            <text:p>22910.98</text:p>
          </table:table-cell>
          <table:table-cell table:formula="of:=([.F4]+[.F5])/[.B20]" office:value-type="float" office:value="111.673956910799" calcext:value-type="float">
            <text:p>111.67</text:p>
          </table:table-cell>
          <table:table-cell office:value-type="float" office:value="50.01255" calcext:value-type="float">
            <text:p>50.0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54.5185" calcext:value-type="float">
            <text:p>18354.52</text:p>
          </table:table-cell>
          <table:table-cell table:formula="of:=([.F4]+[.F5])/[.B21]" office:value-type="float" office:value="139.396750723807" calcext:value-type="float">
            <text:p>139.40</text:p>
          </table:table-cell>
          <table:table-cell office:value-type="float" office:value="61.004739" calcext:value-type="float">
            <text:p>61.0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44.8665" calcext:value-type="float">
            <text:p>13744.87</text:p>
          </table:table-cell>
          <table:table-cell table:formula="of:=([.F4]+[.F5])/[.B22]" office:value-type="float" office:value="186.146605352624" calcext:value-type="float">
            <text:p>186.15</text:p>
          </table:table-cell>
          <table:table-cell office:value-type="float" office:value="78.685509" calcext:value-type="float">
            <text:p>78.69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5.997" calcext:value-type="float">
            <text:p>9276.00</text:p>
          </table:table-cell>
          <table:table-cell table:formula="of:=([.F4]+[.F5])/[.B23]" office:value-type="float" office:value="275.825902056674" calcext:value-type="float">
            <text:p>275.83</text:p>
          </table:table-cell>
          <table:table-cell office:value-type="float" office:value="113.362786" calcext:value-type="float">
            <text:p>113.36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0.8665" calcext:value-type="float">
            <text:p>4610.87</text:p>
          </table:table-cell>
          <table:table-cell table:formula="of:=([.F4]+[.F5])/[.B24]" office:value-type="float" office:value="554.897922115073" calcext:value-type="float">
            <text:p>554.90</text:p>
          </table:table-cell>
          <table:table-cell office:value-type="float" office:value="207.541413" calcext:value-type="float">
            <text:p>207.54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100000000000" calcext:value-type="float">
            <text:p>100,000,000,000.00</text:p>
          </table:table-cell>
          <table:table-cell table:style-name="ce16" table:formula="of:=([.E28]*8)/1000000" office:value-type="float" office:value="800000" calcext:value-type="float">
            <text:p>800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20000000000" calcext:value-type="float">
            <text:p>20,000,000,000.00</text:p>
          </table:table-cell>
          <table:table-cell table:style-name="ce16" table:formula="of:=([.E29]*8)/1000000" office:value-type="float" office:value="160000" calcext:value-type="float">
            <text:p>160,000.00</text:p>
          </table:table-cell>
          <table:table-cell table:number-columns-repeated="5"/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DRAM-NVM 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Analyze time 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ce21" office:value-type="string" calcext:value-type="string">
            <text:p>transfer time</text:p>
          </table:table-cell>
          <table:table-cell office:value-type="string" calcext:value-type="string">
            <text:p>NVM-NVM speed</text:p>
          </table:table-cell>
          <table:table-cell office:value-type="string" calcext:value-type="string">
            <text:p>Prediction</text:p>
          </table:table-cell>
          <table:table-cell table:style-name="ce8" office:value-type="string" calcext:value-type="string">
            <text:p>Measuremen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7.43" calcext:value-type="float">
            <text:p>3937.43</text:p>
          </table:table-cell>
          <table:table-cell table:style-name="ce16" table:formula="of:=[.F29]/[.B33]" office:value-type="float" office:value="40.6356430463526" calcext:value-type="float">
            <text:p>40.64</text:p>
          </table:table-cell>
          <table:table-cell office:value-type="float" office:value="40.184731" calcext:value-type="float">
            <text:p>40.18</text:p>
          </table:table-cell>
          <table:table-cell/>
          <table:table-cell table:style-name="ce16" table:formula="of:=[.F28]/[.B33]" office:value-type="float" office:value="203.178215231763" calcext:value-type="float">
            <text:p>203.18</text:p>
          </table:table-cell>
          <table:table-cell table:style-name="ce18" office:value-type="float" office:value="207.502157" calcext:value-type="float">
            <text:p>207.5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79.0205" calcext:value-type="float">
            <text:p>7879.02</text:p>
          </table:table-cell>
          <table:table-cell table:formula="of:=[.F29]/[.B34]" office:value-type="float" office:value="20.3070927407791" calcext:value-type="float">
            <text:p>20.31</text:p>
          </table:table-cell>
          <table:table-cell office:value-type="float" office:value="20.660509" calcext:value-type="float">
            <text:p>20.66</text:p>
          </table:table-cell>
          <table:table-cell/>
          <table:table-cell table:style-name="ce18" table:formula="of:=[.F28]/[.B34]" office:value-type="float" office:value="101.535463703896" calcext:value-type="float">
            <text:p>101.54</text:p>
          </table:table-cell>
          <table:table-cell table:style-name="ce18" office:value-type="float" office:value="118.049679" calcext:value-type="float">
            <text:p>118.0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24.4395" calcext:value-type="float">
            <text:p>12124.44</text:p>
          </table:table-cell>
          <table:table-cell table:formula="of:=[.F29]/[.B35]" office:value-type="float" office:value="13.196486320048" calcext:value-type="float">
            <text:p>13.20</text:p>
          </table:table-cell>
          <table:table-cell office:value-type="float" office:value="17.308555" calcext:value-type="float">
            <text:p>17.31</text:p>
          </table:table-cell>
          <table:table-cell/>
          <table:table-cell table:style-name="ce18" table:formula="of:=[.F28]/[.B35]" office:value-type="float" office:value="65.9824316002402" calcext:value-type="float">
            <text:p>65.98</text:p>
          </table:table-cell>
          <table:table-cell table:style-name="ce18" office:value-type="float" office:value="81.538674" calcext:value-type="float">
            <text:p>81.5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83.875" calcext:value-type="float">
            <text:p>16083.88</text:p>
          </table:table-cell>
          <table:table-cell table:formula="of:=[.F29]/[.B36]" office:value-type="float" office:value="9.94785149722937" calcext:value-type="float">
            <text:p>9.95</text:p>
          </table:table-cell>
          <table:table-cell office:value-type="float" office:value="13.086462" calcext:value-type="float">
            <text:p>13.09</text:p>
          </table:table-cell>
          <table:table-cell/>
          <table:table-cell table:style-name="ce18" table:formula="of:=[.F28]/[.B36]" office:value-type="float" office:value="49.7392574861468" calcext:value-type="float">
            <text:p>49.74</text:p>
          </table:table-cell>
          <table:table-cell table:style-name="ce18" office:value-type="float" office:value="62.124896" calcext:value-type="float">
            <text:p>62.1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26.3035" calcext:value-type="float">
            <text:p>20526.30</text:p>
          </table:table-cell>
          <table:table-cell table:formula="of:=[.F29]/[.B37]" office:value-type="float" office:value="7.79487646180424" calcext:value-type="float">
            <text:p>7.79</text:p>
          </table:table-cell>
          <table:table-cell office:value-type="float" office:value="10.626771" calcext:value-type="float">
            <text:p>10.63</text:p>
          </table:table-cell>
          <table:table-cell/>
          <table:table-cell table:style-name="ce18" table:formula="of:=[.F28]/[.B37]" office:value-type="float" office:value="38.9743823090212" calcext:value-type="float">
            <text:p>38.97</text:p>
          </table:table-cell>
          <table:table-cell table:style-name="ce18" office:value-type="float" office:value="50.198433" calcext:value-type="float">
            <text:p>50.2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38.397" calcext:value-type="float">
            <text:p>24538.40</text:p>
          </table:table-cell>
          <table:table-cell table:formula="of:=[.F29]/[.B38]" office:value-type="float" office:value="6.52039332479624" calcext:value-type="float">
            <text:p>6.52</text:p>
          </table:table-cell>
          <table:table-cell office:value-type="float" office:value="9.205341" calcext:value-type="float">
            <text:p>9.21</text:p>
          </table:table-cell>
          <table:table-cell/>
          <table:table-cell table:style-name="ce18" table:formula="of:=[.F28]/[.B38]" office:value-type="float" office:value="32.6019666239812" calcext:value-type="float">
            <text:p>32.60</text:p>
          </table:table-cell>
          <table:table-cell table:style-name="ce18" office:value-type="float" office:value="42.052014" calcext:value-type="float">
            <text:p>42.0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382.8875" calcext:value-type="float">
            <text:p>29382.89</text:p>
          </table:table-cell>
          <table:table-cell table:formula="of:=[.F29]/[.B39]" office:value-type="float" office:value="5.4453463772068" calcext:value-type="float">
            <text:p>5.45</text:p>
          </table:table-cell>
          <table:table-cell office:value-type="float" office:value="8.205961" calcext:value-type="float">
            <text:p>8.21</text:p>
          </table:table-cell>
          <table:table-cell/>
          <table:table-cell table:style-name="ce18" table:formula="of:=[.F28]/[.B39]" office:value-type="float" office:value="27.226731886034" calcext:value-type="float">
            <text:p>27.23</text:p>
          </table:table-cell>
          <table:table-cell table:style-name="ce18" office:value-type="float" office:value="37.036302" calcext:value-type="float">
            <text:p>37.0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47.979" calcext:value-type="float">
            <text:p>33247.98</text:p>
          </table:table-cell>
          <table:table-cell table:formula="of:=[.F29]/[.B40]" office:value-type="float" office:value="4.81232257756178" calcext:value-type="float">
            <text:p>4.81</text:p>
          </table:table-cell>
          <table:table-cell office:value-type="float" office:value="7.551966" calcext:value-type="float">
            <text:p>7.55</text:p>
          </table:table-cell>
          <table:table-cell/>
          <table:table-cell table:style-name="ce18" table:formula="of:=[.F28]/[.B40]" office:value-type="float" office:value="24.0616128878089" calcext:value-type="float">
            <text:p>24.06</text:p>
          </table:table-cell>
          <table:table-cell table:style-name="ce18" office:value-type="float" office:value="33.153472" calcext:value-type="float">
            <text:p>33.1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219.561" calcext:value-type="float">
            <text:p>37219.56</text:p>
          </table:table-cell>
          <table:table-cell table:formula="of:=[.F29]/[.B41]" office:value-type="float" office:value="4.29881480869696" calcext:value-type="float">
            <text:p>4.30</text:p>
          </table:table-cell>
          <table:table-cell office:value-type="float" office:value="7.02813" calcext:value-type="float">
            <text:p>7.03</text:p>
          </table:table-cell>
          <table:table-cell/>
          <table:table-cell table:style-name="ce18" table:formula="of:=[.F28]/[.B41]" office:value-type="float" office:value="21.4940740434848" calcext:value-type="float">
            <text:p>21.49</text:p>
          </table:table-cell>
          <table:table-cell table:style-name="ce18" office:value-type="float" office:value="29.386419" calcext:value-type="float">
            <text:p>29.3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70.575" calcext:value-type="float">
            <text:p>42070.58</text:p>
          </table:table-cell>
          <table:table-cell table:formula="of:=[.F29]/[.B42]" office:value-type="float" office:value="3.80313318750695" calcext:value-type="float">
            <text:p>3.80</text:p>
          </table:table-cell>
          <table:table-cell office:value-type="float" office:value="6.087404" calcext:value-type="float">
            <text:p>6.09</text:p>
          </table:table-cell>
          <table:table-cell/>
          <table:table-cell table:style-name="ce18" table:formula="of:=[.F28]/[.B42]" office:value-type="float" office:value="19.0156659375347" calcext:value-type="float">
            <text:p>19.02</text:p>
          </table:table-cell>
          <table:table-cell table:style-name="ce18" office:value-type="float" office:value="25.576156" calcext:value-type="float">
            <text:p>25.5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424.1835" calcext:value-type="float">
            <text:p>46424.18</text:p>
          </table:table-cell>
          <table:table-cell table:formula="of:=[.F29]/[.B43]" office:value-type="float" office:value="3.4464795702869" calcext:value-type="float">
            <text:p>3.45</text:p>
          </table:table-cell>
          <table:table-cell office:value-type="float" office:value="5.648782" calcext:value-type="float">
            <text:p>5.65</text:p>
          </table:table-cell>
          <table:table-cell/>
          <table:table-cell table:style-name="ce18" table:formula="of:=[.F28]/[.B43]" office:value-type="float" office:value="17.2323978514345" calcext:value-type="float">
            <text:p>17.23</text:p>
          </table:table-cell>
          <table:table-cell table:style-name="ce18" office:value-type="float" office:value="23.562743" calcext:value-type="float">
            <text:p>23.5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338.817" calcext:value-type="float">
            <text:p>50338.82</text:p>
          </table:table-cell>
          <table:table-cell table:formula="of:=[.F29]/[.B44]" office:value-type="float" office:value="3.17846166309391" calcext:value-type="float">
            <text:p>3.18</text:p>
          </table:table-cell>
          <table:table-cell office:value-type="float" office:value="4.988546" calcext:value-type="float">
            <text:p>4.99</text:p>
          </table:table-cell>
          <table:table-cell/>
          <table:table-cell table:style-name="ce18" table:formula="of:=[.F28]/[.B44]" office:value-type="float" office:value="15.8923083154696" calcext:value-type="float">
            <text:p>15.89</text:p>
          </table:table-cell>
          <table:table-cell table:style-name="ce18" office:value-type="float" office:value="21.030116" calcext:value-type="float">
            <text:p>21.0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058.9105" calcext:value-type="float">
            <text:p>56058.91</text:p>
          </table:table-cell>
          <table:table-cell table:formula="of:=[.F29]/[.B45]" office:value-type="float" office:value="2.85414037791548" calcext:value-type="float">
            <text:p>2.85</text:p>
          </table:table-cell>
          <table:table-cell office:value-type="float" office:value="4.469557" calcext:value-type="float">
            <text:p>4.47</text:p>
          </table:table-cell>
          <table:table-cell/>
          <table:table-cell table:style-name="ce18" table:formula="of:=[.F28]/[.B45]" office:value-type="float" office:value="14.2707018895774" calcext:value-type="float">
            <text:p>14.27</text:p>
          </table:table-cell>
          <table:table-cell table:style-name="ce18" office:value-type="float" office:value="18.80258" calcext:value-type="float">
            <text:p>18.8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171.878" calcext:value-type="float">
            <text:p>60171.88</text:p>
          </table:table-cell>
          <table:table-cell table:formula="of:=[.F29]/[.B46]" office:value-type="float" office:value="2.65904946493443" calcext:value-type="float">
            <text:p>2.66</text:p>
          </table:table-cell>
          <table:table-cell office:value-type="float" office:value="4.763558" calcext:value-type="float">
            <text:p>4.76</text:p>
          </table:table-cell>
          <table:table-cell/>
          <table:table-cell table:style-name="ce18" table:formula="of:=[.F28]/[.B46]" office:value-type="float" office:value="13.2952473246722" calcext:value-type="float">
            <text:p>13.30</text:p>
          </table:table-cell>
          <table:table-cell table:style-name="ce18" office:value-type="float" office:value="17.796855" calcext:value-type="float">
            <text:p>17.8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21.855" calcext:value-type="float">
            <text:p>63521.86</text:p>
          </table:table-cell>
          <table:table-cell table:formula="of:=[.F29]/[.B47]" office:value-type="float" office:value="2.5188181296028" calcext:value-type="float">
            <text:p>2.52</text:p>
          </table:table-cell>
          <table:table-cell office:value-type="float" office:value="4.377247" calcext:value-type="float">
            <text:p>4.38</text:p>
          </table:table-cell>
          <table:table-cell/>
          <table:table-cell table:style-name="ce18" table:formula="of:=[.F28]/[.B47]" office:value-type="float" office:value="12.594090648014" calcext:value-type="float">
            <text:p>12.59</text:p>
          </table:table-cell>
          <table:table-cell table:style-name="ce18" office:value-type="float" office:value="16.228509" calcext:value-type="float">
            <text:p>16.2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18:06:55.814339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8T13:25:33.483375644</meta:creation-date>
    <dc:date>2021-03-28T15:28:26.181289823</dc:date>
    <meta:editing-duration>P2DT18H27M9S</meta:editing-duration>
    <meta:editing-cycles>22</meta:editing-cycles>
    <meta:generator>LibreOffice/7.0.5.2$Linux_X86_64 LibreOffice_project/00$Build-2</meta:generator>
    <meta:document-statistic meta:table-count="4" meta:cell-count="1417" meta:object-count="0"/>
  </office:meta>
</office:document-meta>
</file>